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651cm" fo:min-width="0.401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612cm" fo:min-width="0.401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svg:stroke-color="#9bc087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width="0.053cm" svg:stroke-color="#4371ef" draw:marker-start-width="0.279cm" draw:marker-end-width="0.279cm" draw:fill="none" draw:textarea-horizontal-align="justify" draw:textarea-vertical-align="middle" draw:auto-grow-height="false" fo:min-height="0.651cm" fo:min-width="0.401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ff4000" draw:marker-start-width="0.279cm" draw:marker-end-width="0.279cm" draw:fill="none" draw:textarea-horizontal-align="justify" draw:textarea-vertical-align="middle" draw:auto-grow-height="false" fo:min-height="0.651cm" fo:min-width="0.401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9bc087" draw:marker-start-width="0.279cm" draw:marker-end-width="0.279cm" draw:fill="none" draw:textarea-horizontal-align="justify" draw:textarea-vertical-align="middle" draw:auto-grow-height="false" fo:min-height="0.651cm" fo:min-width="0.401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081cm" svg:stroke-color="#f1e8e5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f1e8e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a85aed" draw:marker-start-width="0.321cm" draw:marker-end-width="0.321cm" draw:fill="none" draw:textarea-horizontal-align="justify" draw:textarea-vertical-align="middle" draw:auto-grow-height="false" fo:min-height="0.702cm" fo:min-width="4.898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a85aed" draw:marker-start-width="0.321cm" draw:marker-end-width="0.321cm" draw:fill="none" draw:textarea-horizontal-align="justify" draw:textarea-vertical-align="middle" draw:auto-grow-height="false" fo:min-height="0.702cm" fo:min-width="5.216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81cm" svg:stroke-color="#a85aed" draw:marker-start-width="0.321cm" draw:marker-end-width="0.321cm" draw:fill="none" draw:textarea-horizontal-align="justify" draw:textarea-vertical-align="middle" draw:auto-grow-height="false" fo:min-height="0.702cm" fo:min-width="3.874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a85aed" draw:marker-start-width="0.321cm" draw:marker-end-width="0.321cm" draw:fill="none" draw:textarea-horizontal-align="justify" draw:textarea-vertical-align="middle" draw:auto-grow-height="false" fo:min-height="0.702cm" fo:min-width="9.342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81cm" svg:stroke-color="#a85aed" draw:marker-start-width="0.321cm" draw:marker-end-width="0.321cm" draw:fill="none" draw:textarea-horizontal-align="justify" draw:textarea-vertical-align="middle" draw:auto-grow-height="false" fo:min-height="0.702cm" fo:min-width="15.058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a85aed" draw:marker-start-width="0.321cm" draw:marker-end-width="0.321cm" draw:fill="none" draw:textarea-horizontal-align="justify" draw:textarea-vertical-align="middle" draw:auto-grow-height="false" fo:min-height="0.702cm" fo:min-width="8.073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svg:stroke-width="0.081cm" svg:stroke-color="#a85aed" draw:marker-start-width="0.321cm" draw:marker-end-width="0.321cm" draw:fill="none" draw:textarea-horizontal-align="justify" draw:textarea-vertical-align="middle" draw:auto-grow-height="false" fo:min-height="0.702cm" fo:min-width="2.358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color="#4371ef" draw:fill-color="#4371ef" draw:textarea-horizontal-align="justify" draw:textarea-vertical-align="middle" draw:auto-grow-height="false" fo:min-height="8.403cm" fo:min-width="0.454cm"/>
    </style:style>
    <style:style style:name="gr18" style:family="graphic" style:parent-style-name="standard">
      <style:graphic-properties svg:stroke-color="#de6c3f" draw:fill-color="#de6c3f" draw:textarea-horizontal-align="justify" draw:textarea-vertical-align="middle" draw:auto-grow-height="false" fo:min-height="0.713cm" fo:min-width="8.074cm"/>
    </style:style>
    <style:style style:name="gr19" style:family="graphic" style:parent-style-name="standard">
      <style:graphic-properties svg:stroke-color="#de6c3f" draw:fill-color="#de6c3f" draw:textarea-horizontal-align="justify" draw:textarea-vertical-align="middle" draw:auto-grow-height="false" fo:min-height="0.713cm" fo:min-width="6.804cm"/>
    </style:style>
    <style:style style:name="gr20" style:family="graphic" style:parent-style-name="standard">
      <style:graphic-properties svg:stroke-color="#de6c3f" draw:fill-color="#de6c3f" draw:textarea-horizontal-align="justify" draw:textarea-vertical-align="middle" draw:auto-grow-height="false" fo:min-height="0.713cm" fo:min-width="5.801cm"/>
    </style:style>
    <style:style style:name="gr21" style:family="graphic" style:parent-style-name="standard">
      <style:graphic-properties svg:stroke-color="#de6c3f" draw:fill-color="#de6c3f" draw:textarea-horizontal-align="justify" draw:textarea-vertical-align="middle" draw:auto-grow-height="false" fo:min-height="0.713cm" fo:min-width="4.684cm"/>
    </style:style>
    <style:style style:name="gr22" style:family="graphic" style:parent-style-name="standard">
      <style:graphic-properties svg:stroke-color="#de6c3f" draw:fill-color="#de6c3f" draw:textarea-horizontal-align="justify" draw:textarea-vertical-align="middle" draw:auto-grow-height="false" fo:min-height="0.713cm" fo:min-width="3.628cm"/>
    </style:style>
    <style:style style:name="gr23" style:family="graphic" style:parent-style-name="standard">
      <style:graphic-properties svg:stroke-color="#de6c3f" draw:fill-color="#de6c3f" draw:textarea-horizontal-align="justify" draw:textarea-vertical-align="middle" draw:auto-grow-height="false" fo:min-height="0.713cm" fo:min-width="2.358cm"/>
    </style:style>
    <style:style style:name="gr24" style:family="graphic" style:parent-style-name="standard">
      <style:graphic-properties svg:stroke-color="#4371ef" draw:fill-color="#4371ef" draw:textarea-horizontal-align="justify" draw:textarea-vertical-align="middle" draw:auto-grow-height="false" fo:min-height="1.77cm" fo:min-width="0.454cm"/>
    </style:style>
    <style:style style:name="gr25" style:family="graphic" style:parent-style-name="standard">
      <style:graphic-properties svg:stroke-color="#4371ef" draw:fill-color="#4371ef" draw:textarea-horizontal-align="justify" draw:textarea-vertical-align="middle" draw:auto-grow-height="false" fo:min-height="9.048cm" fo:min-width="0.454cm"/>
    </style:style>
    <style:style style:name="gr26" style:family="graphic" style:parent-style-name="standard">
      <style:graphic-properties svg:stroke-color="#4371ef" draw:fill-color="#4371ef" draw:textarea-horizontal-align="justify" draw:textarea-vertical-align="middle" draw:auto-grow-height="false" fo:min-height="7.769cm" fo:min-width="0.454cm"/>
    </style:style>
    <style:style style:name="gr27" style:family="graphic" style:parent-style-name="standard">
      <style:graphic-properties svg:stroke-color="#4371ef" draw:fill-color="#4371ef" draw:textarea-horizontal-align="justify" draw:textarea-vertical-align="middle" draw:auto-grow-height="false" fo:min-height="2.882cm" fo:min-width="0.454cm"/>
    </style:style>
    <style:style style:name="gr28" style:family="graphic" style:parent-style-name="standard">
      <style:graphic-properties svg:stroke-color="#4371ef" draw:fill-color="#4371ef" draw:textarea-horizontal-align="justify" draw:textarea-vertical-align="middle" draw:auto-grow-height="false" fo:min-height="2.844cm" fo:min-width="0.454cm"/>
    </style:style>
    <style:style style:name="gr29" style:family="graphic" style:parent-style-name="standard">
      <style:graphic-properties svg:stroke-color="#4371ef" draw:fill-color="#4371ef" draw:textarea-horizontal-align="justify" draw:textarea-vertical-align="middle" draw:auto-grow-height="false" fo:min-height="7.905cm" fo:min-width="0.454cm"/>
    </style:style>
    <style:style style:name="gr30" style:family="graphic" style:parent-style-name="standard">
      <style:graphic-properties svg:stroke-color="#4371ef" draw:fill-color="#4371ef" draw:textarea-horizontal-align="justify" draw:textarea-vertical-align="middle" draw:auto-grow-height="false" fo:min-height="4.02cm" fo:min-width="0.454cm"/>
    </style:style>
    <style:style style:name="gr31" style:family="graphic" style:parent-style-name="standard">
      <style:graphic-properties svg:stroke-color="#4371ef" draw:fill-color="#4371ef" draw:textarea-horizontal-align="justify" draw:textarea-vertical-align="middle" draw:auto-grow-height="false" fo:min-height="8.035cm" fo:min-width="0.454cm"/>
    </style:style>
    <style:style style:name="gr32" style:family="graphic" style:parent-style-name="standard">
      <style:graphic-properties svg:stroke-color="#4371ef" draw:fill-color="#4371ef" draw:textarea-horizontal-align="justify" draw:textarea-vertical-align="middle" draw:auto-grow-height="false" fo:min-height="7.774cm" fo:min-width="0.454cm"/>
    </style:style>
    <style:style style:name="gr33" style:family="graphic" style:parent-style-name="standard">
      <style:graphic-properties svg:stroke-color="#4371ef" draw:fill-color="#4371ef" draw:textarea-horizontal-align="justify" draw:textarea-vertical-align="middle" draw:auto-grow-height="false" fo:min-height="4.141cm" fo:min-width="0.454cm"/>
    </style:style>
    <style:style style:name="gr34" style:family="graphic" style:parent-style-name="standard">
      <style:graphic-properties svg:stroke-color="#4371ef" draw:fill-color="#4371ef" draw:textarea-horizontal-align="justify" draw:textarea-vertical-align="middle" draw:auto-grow-height="false" fo:min-height="9.264cm" fo:min-width="0.454cm"/>
    </style:style>
    <style:style style:name="gr35" style:family="graphic" style:parent-style-name="standard">
      <style:graphic-properties svg:stroke-color="#4371ef" draw:fill-color="#4371ef" draw:textarea-horizontal-align="justify" draw:textarea-vertical-align="middle" draw:auto-grow-height="false" fo:min-height="6.502cm" fo:min-width="0.454cm"/>
    </style:style>
    <style:style style:name="gr36" style:family="graphic" style:parent-style-name="standard">
      <style:graphic-properties svg:stroke-color="#4371ef" draw:fill-color="#4371ef" draw:textarea-horizontal-align="justify" draw:textarea-vertical-align="middle" draw:auto-grow-height="false" fo:min-height="5.185cm" fo:min-width="0.454cm"/>
    </style:style>
    <style:style style:name="gr37" style:family="graphic" style:parent-style-name="standard">
      <style:graphic-properties svg:stroke-color="#4371ef" draw:fill-color="#4371ef" draw:textarea-horizontal-align="justify" draw:textarea-vertical-align="middle" draw:auto-grow-height="false" fo:min-height="7.937cm" fo:min-width="0.454cm"/>
    </style:style>
    <style:style style:name="gr38" style:family="graphic" style:parent-style-name="standard">
      <style:graphic-properties svg:stroke-color="#4371ef" draw:fill-color="#4371ef" draw:textarea-horizontal-align="justify" draw:textarea-vertical-align="middle" draw:auto-grow-height="false" fo:min-height="4.128cm" fo:min-width="0.454cm"/>
    </style:style>
    <style:style style:name="gr39" style:family="graphic" style:parent-style-name="standard">
      <style:graphic-properties svg:stroke-color="#4371ef" draw:fill-color="#4371ef" draw:textarea-horizontal-align="justify" draw:textarea-vertical-align="middle" draw:auto-grow-height="false" fo:min-height="6.658cm" fo:min-width="0.454cm"/>
    </style:style>
    <style:style style:name="gr40" style:family="graphic" style:parent-style-name="standard">
      <style:graphic-properties svg:stroke-color="#4371ef" draw:fill-color="#4371ef" draw:textarea-horizontal-align="justify" draw:textarea-vertical-align="middle" draw:auto-grow-height="false" fo:min-height="8.901cm" fo:min-width="0.454cm"/>
    </style:style>
    <style:style style:name="gr41" style:family="graphic" style:parent-style-name="standard">
      <style:graphic-properties svg:stroke-color="#4371ef" draw:fill-color="#4371ef" draw:textarea-horizontal-align="justify" draw:textarea-vertical-align="middle" draw:auto-grow-height="false" fo:min-height="5.38cm" fo:min-width="0.454cm"/>
    </style:style>
    <style:style style:name="gr42" style:family="graphic" style:parent-style-name="standard">
      <style:graphic-properties svg:stroke-color="#4371ef" draw:fill-color="#4371ef" draw:textarea-horizontal-align="justify" draw:textarea-vertical-align="middle" draw:auto-grow-height="false" fo:min-height="5.242cm" fo:min-width="0.454cm"/>
    </style:style>
    <style:style style:name="gr43" style:family="graphic" style:parent-style-name="standard">
      <style:graphic-properties svg:stroke-color="#4371ef" draw:fill-color="#4371ef" draw:textarea-horizontal-align="justify" draw:textarea-vertical-align="middle" draw:auto-grow-height="false" fo:min-height="7.578cm" fo:min-width="0.454cm"/>
    </style:style>
    <style:style style:name="gr44" style:family="graphic" style:parent-style-name="standard">
      <style:graphic-properties svg:stroke-color="#4371ef" draw:fill-color="#4371ef" draw:textarea-horizontal-align="justify" draw:textarea-vertical-align="middle" draw:auto-grow-height="false" fo:min-height="6.402cm" fo:min-width="0.454cm"/>
    </style:style>
    <style:style style:name="gr45" style:family="graphic" style:parent-style-name="standard">
      <style:graphic-properties svg:stroke-color="#4371ef" draw:fill-color="#4371ef" draw:textarea-horizontal-align="justify" draw:textarea-vertical-align="middle" draw:auto-grow-height="false" fo:min-height="5.29cm" fo:min-width="0.454cm"/>
    </style:style>
    <style:style style:name="gr46" style:family="graphic" style:parent-style-name="objectwithoutfill">
      <style:graphic-properties svg:stroke-width="0.212cm" svg:stroke-color="#f1e8e5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style:font-name="Liberation Mono" fo:font-size="16pt" style:font-size-asian="16pt" style:font-size-complex="16pt"/>
    </style:style>
    <style:style style:name="P5" style:family="paragraph">
      <style:paragraph-properties fo:text-align="center"/>
      <style:text-properties fo:color="#4371ef" loext:opacity="100%"/>
    </style:style>
    <style:style style:name="P6" style:family="paragraph">
      <loext:graphic-properties draw:fill="none"/>
      <style:paragraph-properties fo:text-align="center"/>
      <style:text-properties fo:color="#4371ef" loext:opacity="100%"/>
    </style:style>
    <style:style style:name="P7" style:family="paragraph">
      <style:paragraph-properties fo:text-align="center"/>
      <style:text-properties fo:color="#ff4000" loext:opacity="100%"/>
    </style:style>
    <style:style style:name="P8" style:family="paragraph">
      <loext:graphic-properties draw:fill="none"/>
      <style:paragraph-properties fo:text-align="center"/>
      <style:text-properties fo:color="#ff4000" loext:opacity="100%"/>
    </style:style>
    <style:style style:name="P9" style:family="paragraph">
      <style:paragraph-properties fo:text-align="center"/>
      <style:text-properties fo:color="#9bc087" loext:opacity="100%"/>
    </style:style>
    <style:style style:name="P10" style:family="paragraph">
      <loext:graphic-properties draw:fill="none"/>
      <style:paragraph-properties fo:text-align="center"/>
      <style:text-properties fo:color="#9bc087" loext:opacity="100%"/>
    </style:style>
    <style:style style:name="P11" style:family="paragraph">
      <loext:graphic-properties draw:fill="none" draw:fill-color="#ffffff"/>
    </style:style>
    <style:style style:name="P12" style:family="paragraph">
      <style:text-properties fo:color="#aab1a9" loext:opacity="100%"/>
    </style:style>
    <style:style style:name="P13" style:family="paragraph">
      <loext:graphic-properties draw:fill="none" draw:fill-color="#ffffff"/>
      <style:text-properties fo:color="#aab1a9" loext:opacity="100%"/>
    </style:style>
    <style:style style:name="P14" style:family="paragraph">
      <loext:graphic-properties draw:fill-color="#4371ef"/>
      <style:paragraph-properties fo:text-align="center"/>
    </style:style>
    <style:style style:name="P15" style:family="paragraph">
      <loext:graphic-properties draw:fill-color="#de6c3f"/>
      <style:paragraph-properties fo:text-align="center"/>
    </style:style>
    <style:style style:name="T1" style:family="text">
      <style:text-properties style:font-name="Liberation Mono"/>
    </style:style>
    <style:style style:name="T2" style:family="text">
      <style:text-properties fo:color="#4371ef" loext:opacity="100%"/>
    </style:style>
    <style:style style:name="T3" style:family="text">
      <style:text-properties fo:color="#ff4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custom-shape draw:style-name="gr1" draw:text-style-name="P2" draw:layer="layout" svg:width="0.953cm" svg:height="0.953cm" svg:x="5.657cm" svg:y="2.587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6.61cm" svg:y="2.587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7.55cm" svg:y="2.587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8.503cm" svg:y="2.587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9.449cm" svg:y="2.587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10.402cm" svg:y="2.587cm">
            <text:p text:style-name="P1">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11.35cm" svg:y="2.587cm">
            <text:p text:style-name="P1">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12.303cm" svg:y="2.587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13.249cm" svg:y="2.587cm">
            <text:p text:style-name="P1">9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14.202cm" svg:y="2.587cm">
            <text:p text:style-name="P1">6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" draw:text-style-name="P2" draw:layer="layout" svg:width="0.953cm" svg:height="0.953cm" svg:x="3.057cm" svg:y="4.587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4.01cm" svg:y="4.587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4.95cm" svg:y="4.587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5.903cm" svg:y="4.587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6.849cm" svg:y="4.587cm">
            <text:p text:style-name="P1">3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1" draw:text-style-name="P2" draw:layer="layout" svg:width="0.953cm" svg:height="0.953cm" svg:x="13.002cm" svg:y="4.587cm">
            <text:p text:style-name="P1">7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13.95cm" svg:y="4.587cm">
            <text:p text:style-name="P1">8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14.903cm" svg:y="4.587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15.849cm" svg:y="4.587cm">
            <text:p text:style-name="P1">9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16.802cm" svg:y="4.587cm">
            <text:p text:style-name="P1">6</text:p>
            <draw:enhanced-geometry svg:viewBox="0 0 21600 21600" draw:type="rectangle" draw:enhanced-path="M 0 0 L 21600 0 21600 21600 0 21600 0 0 Z N"/>
          </draw:custom-shape>
        </draw:g>
        <draw:g xml:id="id24" draw:id="id24">
          <draw:custom-shape draw:style-name="gr1" draw:text-style-name="P2" draw:layer="layout" svg:width="0.953cm" svg:height="0.953cm" svg:x="11.657cm" svg:y="6.587cm">
            <text:p text:style-name="P1">7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0.953cm" svg:height="0.953cm" svg:x="12.605cm" svg:y="6.587cm">
            <text:p text:style-name="P1">8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" draw:text-style-name="P2" draw:layer="layout" svg:width="0.953cm" svg:height="0.953cm" svg:x="17.002cm" svg:y="6.587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17.948cm" svg:y="6.587cm">
            <text:p text:style-name="P1">9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18.901cm" svg:y="6.587cm">
            <text:p text:style-name="P1">6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" draw:text-style-name="P2" draw:layer="layout" svg:width="0.953cm" svg:height="0.953cm" svg:x="15.902cm" svg:y="8.587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16.848cm" svg:y="8.587cm">
            <text:p text:style-name="P1">9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xml:id="id10" draw:id="id10" draw:layer="layout" svg:width="0.953cm" svg:height="0.953cm" svg:x="19.362cm" svg:y="8.587cm">
          <text:p text:style-name="P1">6</text:p>
          <draw:enhanced-geometry svg:viewBox="0 0 21600 21600" draw:type="rectangle" draw:enhanced-path="M 0 0 L 21600 0 21600 21600 0 21600 0 0 Z N"/>
        </draw:custom-shape>
        <draw:g xml:id="id2" draw:id="id2">
          <draw:custom-shape draw:style-name="gr1" draw:text-style-name="P2" draw:layer="layout" svg:width="0.953cm" svg:height="0.953cm" svg:x="1.733cm" svg:y="6.587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2.686cm" svg:y="6.587cm">
            <text:p text:style-name="P1">1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0.953cm" svg:height="0.953cm" svg:x="6.949cm" svg:y="6.587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7.902cm" svg:y="6.587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953cm" svg:height="0.953cm" svg:x="8.848cm" svg:y="6.587cm">
            <text:p text:style-name="P1">3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2" draw:text-style-name="P2" draw:layer="layout" svg:width="0.953cm" svg:height="0.914cm" svg:x="5.829cm" svg:y="8.587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53cm" svg:height="0.914cm" svg:x="6.782cm" svg:y="8.587cm">
            <text:p text:style-name="P1">1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xml:id="id6" draw:id="id6" draw:layer="layout" svg:width="0.953cm" svg:height="0.953cm" svg:x="9.248cm" svg:y="8.587cm">
          <text:p text:style-name="P1">3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5.429cm" svg:y1="5.54cm" svg:x2="2.686cm" svg:y2="6.587cm" draw:start-shape="id1" draw:start-glue-point="2" draw:end-shape="id2" draw:end-glue-point="0" svg:d="M5429 5540l-2743 1047" svg:viewBox="0 0 2744 1048">
          <text:p/>
        </draw:connector>
        <draw:connector draw:style-name="gr3" draw:text-style-name="P2" draw:layer="layout" draw:type="line" svg:x1="5.429cm" svg:y1="5.54cm" svg:x2="8.375cm" svg:y2="6.587cm" draw:start-shape="id1" draw:start-glue-point="2" draw:end-shape="id3" draw:end-glue-point="0" svg:d="M5429 5540l2946 1047" svg:viewBox="0 0 2947 1048">
          <text:p/>
        </draw:connector>
        <draw:connector draw:style-name="gr3" draw:text-style-name="P2" draw:layer="layout" draw:type="line" svg:x1="8.375cm" svg:y1="7.54cm" svg:x2="6.782cm" svg:y2="8.587cm" draw:start-shape="id3" draw:start-glue-point="2" draw:end-shape="id4" draw:end-glue-point="0" svg:d="M8375 7540l-1593 1047" svg:viewBox="0 0 1594 1048">
          <text:p/>
        </draw:connector>
        <draw:connector draw:style-name="gr3" draw:text-style-name="P2" draw:layer="layout" draw:type="line" svg:x1="10.406cm" svg:y1="3.54cm" svg:x2="5.429cm" svg:y2="4.587cm" draw:start-shape="id5" draw:start-glue-point="2" draw:end-shape="id1" draw:end-glue-point="0" svg:d="M10406 3540l-4977 1047" svg:viewBox="0 0 4978 1048">
          <text:p/>
        </draw:connector>
        <draw:connector draw:style-name="gr3" draw:text-style-name="P2" draw:layer="layout" draw:type="line" svg:x1="8.375cm" svg:y1="7.54cm" svg:x2="9.724cm" svg:y2="8.587cm" draw:start-shape="id3" draw:start-glue-point="2" draw:end-shape="id6" draw:end-glue-point="0" svg:d="M8375 7540l1349 1047" svg:viewBox="0 0 1350 1048">
          <text:p/>
        </draw:connector>
        <draw:connector draw:style-name="gr3" draw:text-style-name="P2" draw:layer="layout" draw:type="line" svg:x1="15.378cm" svg:y1="5.54cm" svg:x2="12.652cm" svg:y2="6.587cm" draw:start-shape="id7" draw:start-glue-point="2" svg:d="M15378 5540l-2726 1047" svg:viewBox="0 0 2727 1048">
          <text:p/>
        </draw:connector>
        <draw:connector draw:style-name="gr3" draw:text-style-name="P2" draw:layer="layout" draw:type="line" svg:x1="18.428cm" svg:y1="7.54cm" svg:x2="16.851cm" svg:y2="8.587cm" draw:start-shape="id8" draw:start-glue-point="2" draw:end-shape="id9" draw:end-glue-point="0" svg:d="M18428 7540l-1577 1047" svg:viewBox="0 0 1578 1048">
          <text:p/>
        </draw:connector>
        <draw:connector draw:style-name="gr3" draw:text-style-name="P2" draw:layer="layout" draw:type="line" svg:x1="15.378cm" svg:y1="5.54cm" svg:x2="18.428cm" svg:y2="6.587cm" draw:start-shape="id7" draw:start-glue-point="2" draw:end-shape="id8" draw:end-glue-point="0" svg:d="M15378 5540l3050 1047" svg:viewBox="0 0 3051 1048">
          <text:p/>
        </draw:connector>
        <draw:connector draw:style-name="gr3" draw:text-style-name="P2" draw:layer="layout" draw:type="line" svg:x1="18.428cm" svg:y1="7.54cm" svg:x2="19.838cm" svg:y2="8.587cm" draw:start-shape="id8" draw:start-glue-point="2" draw:end-shape="id10" draw:end-glue-point="0" svg:d="M18428 7540l1410 1047" svg:viewBox="0 0 1411 1048">
          <text:p/>
        </draw:connector>
        <draw:connector draw:style-name="gr3" draw:text-style-name="P2" draw:layer="layout" draw:type="line" svg:x1="10.406cm" svg:y1="3.54cm" svg:x2="15.378cm" svg:y2="4.587cm" draw:start-shape="id5" draw:start-glue-point="2" draw:end-shape="id7" draw:end-glue-point="0" svg:d="M10406 3540l4972 1047" svg:viewBox="0 0 4973 1048">
          <text:p/>
        </draw:connector>
        <draw:frame draw:style-name="gr4" draw:text-style-name="P4" xml:id="id22" draw:id="id22" draw:layer="layout" svg:width="1.857cm" svg:height="1.529cm" svg:x="8.81cm" svg:y="9.708cm">
          <draw:text-box>
            <text:p text:style-name="P3"><text:span text:style-name="T1">m: 3</text:span></text:p>
            <text:p text:style-name="P3"><text:span text:style-name="T1">x: 3</text:span></text:p>
          </draw:text-box>
        </draw:frame>
        <draw:frame draw:style-name="gr4" draw:text-style-name="P4" xml:id="id36" draw:id="id36" draw:layer="layout" svg:width="1.857cm" svg:height="1.529cm" svg:x="18.91cm" svg:y="9.708cm">
          <draw:text-box>
            <text:p text:style-name="P3"><text:span text:style-name="T1">m: 6</text:span></text:p>
            <text:p text:style-name="P3"><text:span text:style-name="T1">x: 6</text:span></text:p>
          </draw:text-box>
        </draw:frame>
        <draw:custom-shape draw:style-name="gr1" draw:text-style-name="P2" xml:id="id17" draw:id="id17" draw:layer="layout" svg:width="0.953cm" svg:height="0.953cm" svg:x="7.262cm" svg:y="10.58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0.953cm" svg:height="0.953cm" svg:x="5.262cm" svg:y="10.587cm">
          <text:p text:style-name="P1">5</text:p>
          <draw:enhanced-geometry svg:viewBox="0 0 21600 21600" draw:type="rectangle" draw:enhanced-path="M 0 0 L 21600 0 21600 21600 0 21600 0 0 Z N"/>
        </draw:custom-shape>
        <draw:frame draw:style-name="gr4" draw:text-style-name="P4" xml:id="id20" draw:id="id20" draw:layer="layout" svg:width="1.857cm" svg:height="1.529cm" svg:x="6.81cm" svg:y="11.709cm">
          <draw:text-box>
            <text:p text:style-name="P3"><text:span text:style-name="T1">m: 1</text:span></text:p>
            <text:p text:style-name="P3"><text:span text:style-name="T1">x: 1</text:span></text:p>
          </draw:text-box>
        </draw:frame>
        <draw:frame draw:style-name="gr4" draw:text-style-name="P4" xml:id="id18" draw:id="id18" draw:layer="layout" svg:width="1.857cm" svg:height="1.529cm" svg:x="4.81cm" svg:y="11.71cm">
          <draw:text-box>
            <text:p text:style-name="P3"><text:span text:style-name="T1">m: 5</text:span></text:p>
            <text:p text:style-name="P3"><text:span text:style-name="T1">x: 5</text:span></text:p>
          </draw:text-box>
        </draw:frame>
        <draw:custom-shape draw:style-name="gr1" draw:text-style-name="P2" xml:id="id12" draw:id="id12" draw:layer="layout" svg:width="0.953cm" svg:height="0.953cm" svg:x="3.262cm" svg:y="8.58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0.953cm" svg:height="0.953cm" svg:x="1.262cm" svg:y="8.587cm">
          <text:p text:style-name="P1">2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.686cm" svg:y1="7.54cm" svg:x2="1.738cm" svg:y2="8.587cm" draw:start-shape="id2" draw:start-glue-point="2" draw:end-shape="id11" draw:end-glue-point="0" svg:d="M2686 7540l-948 1047" svg:viewBox="0 0 949 1048">
          <text:p/>
        </draw:connector>
        <draw:connector draw:style-name="gr3" draw:text-style-name="P2" draw:layer="layout" draw:type="line" svg:x1="2.686cm" svg:y1="7.54cm" svg:x2="3.738cm" svg:y2="8.587cm" draw:start-shape="id2" draw:start-glue-point="2" draw:end-shape="id12" draw:end-glue-point="0" svg:d="M2686 7540l1052 1047" svg:viewBox="0 0 1053 1048">
          <text:p/>
        </draw:connector>
        <draw:frame draw:style-name="gr4" draw:text-style-name="P4" xml:id="id15" draw:id="id15" draw:layer="layout" svg:width="1.857cm" svg:height="1.529cm" svg:x="2.81cm" svg:y="9.711cm">
          <draw:text-box>
            <text:p text:style-name="P3"><text:span text:style-name="T1">m: 1</text:span></text:p>
            <text:p text:style-name="P3"><text:span text:style-name="T1">x: 1</text:span></text:p>
          </draw:text-box>
        </draw:frame>
        <draw:frame draw:style-name="gr4" draw:text-style-name="P4" xml:id="id13" draw:id="id13" draw:layer="layout" svg:width="1.857cm" svg:height="1.529cm" svg:x="0.81cm" svg:y="9.712cm">
          <draw:text-box>
            <text:p text:style-name="P3"><text:span text:style-name="T1">m: 2</text:span></text:p>
            <text:p text:style-name="P3"><text:span text:style-name="T1">x: 2</text:span></text:p>
          </draw:text-box>
        </draw:frame>
        <draw:frame draw:style-name="gr4" draw:text-style-name="P4" xml:id="id14" draw:id="id14" draw:layer="layout" svg:width="1.857cm" svg:height="1.529cm" svg:x="1.758cm" svg:y="11.711cm">
          <draw:text-box>
            <text:p text:style-name="P3"><text:span text:style-name="T1">m: 1</text:span></text:p>
            <text:p text:style-name="P3"><text:span text:style-name="T1">x: 2</text:span></text:p>
          </draw:text-box>
        </draw:frame>
        <draw:connector draw:style-name="gr3" draw:text-style-name="P2" draw:layer="layout" draw:type="line" svg:x1="1.738cm" svg:y1="11.241cm" svg:x2="2.686cm" svg:y2="11.711cm" draw:start-shape="id13" draw:start-glue-point="2" draw:end-shape="id14" draw:end-glue-point="0" svg:d="M1738 11241l948 470" svg:viewBox="0 0 949 471">
          <text:p/>
        </draw:connector>
        <draw:connector draw:style-name="gr3" draw:text-style-name="P2" draw:layer="layout" draw:type="line" svg:x1="3.738cm" svg:y1="11.24cm" svg:x2="2.686cm" svg:y2="11.711cm" draw:start-shape="id15" draw:start-glue-point="2" draw:end-shape="id14" draw:end-glue-point="0" svg:d="M3738 11240l-1052 471" svg:viewBox="0 0 1053 472">
          <text:p/>
        </draw:connector>
        <draw:connector draw:style-name="gr3" draw:text-style-name="P2" draw:layer="layout" draw:type="line" svg:x1="6.782cm" svg:y1="9.501cm" svg:x2="5.738cm" svg:y2="10.587cm" draw:start-shape="id4" draw:start-glue-point="2" draw:end-shape="id16" draw:end-glue-point="0" svg:d="M6782 9501l-1044 1086" svg:viewBox="0 0 1045 1087">
          <text:p/>
        </draw:connector>
        <draw:connector draw:style-name="gr3" draw:text-style-name="P2" draw:layer="layout" draw:type="line" svg:x1="7.738cm" svg:y1="10.587cm" svg:x2="6.782cm" svg:y2="9.501cm" draw:start-shape="id17" draw:start-glue-point="0" draw:end-shape="id4" draw:end-glue-point="2" svg:d="M7738 10587l-956-1086" svg:viewBox="0 0 957 1087">
          <text:p/>
        </draw:connector>
        <draw:frame draw:style-name="gr4" draw:text-style-name="P4" xml:id="id19" draw:id="id19" draw:layer="layout" svg:width="1.857cm" svg:height="1.529cm" svg:x="5.854cm" svg:y="13.711cm">
          <draw:text-box>
            <text:p text:style-name="P3"><text:span text:style-name="T1">m: 1</text:span></text:p>
            <text:p text:style-name="P3"><text:span text:style-name="T1">x: 5</text:span></text:p>
          </draw:text-box>
        </draw:frame>
        <draw:connector draw:style-name="gr3" draw:text-style-name="P2" draw:layer="layout" draw:type="line" svg:x1="5.738cm" svg:y1="13.239cm" svg:x2="6.782cm" svg:y2="13.711cm" draw:start-shape="id18" draw:start-glue-point="2" draw:end-shape="id19" draw:end-glue-point="0" svg:d="M5738 13239l1044 472" svg:viewBox="0 0 1045 473">
          <text:p/>
        </draw:connector>
        <draw:connector draw:style-name="gr3" draw:text-style-name="P2" draw:layer="layout" draw:type="line" svg:x1="7.738cm" svg:y1="13.238cm" svg:x2="6.782cm" svg:y2="13.711cm" draw:start-shape="id20" draw:start-glue-point="2" draw:end-shape="id19" draw:end-glue-point="0" svg:d="M7738 13238l-956 473" svg:viewBox="0 0 957 474">
          <text:p/>
        </draw:connector>
        <draw:frame draw:style-name="gr4" draw:text-style-name="P4" xml:id="id21" draw:id="id21" draw:layer="layout" svg:width="1.857cm" svg:height="1.529cm" svg:x="7.447cm" svg:y="15.712cm">
          <draw:text-box>
            <text:p text:style-name="P3"><text:span text:style-name="T1">m: 1</text:span></text:p>
            <text:p text:style-name="P3"><text:span text:style-name="T1">x: 5</text:span></text:p>
          </draw:text-box>
        </draw:frame>
        <draw:connector draw:style-name="gr3" draw:text-style-name="P2" draw:layer="layout" draw:type="line" svg:x1="6.782cm" svg:y1="15.24cm" svg:x2="8.375cm" svg:y2="15.712cm" draw:start-shape="id19" draw:start-glue-point="2" draw:end-shape="id21" draw:end-glue-point="0" svg:d="M6782 15240l1593 472" svg:viewBox="0 0 1594 473">
          <text:p/>
        </draw:connector>
        <draw:connector draw:style-name="gr3" draw:text-style-name="P2" draw:layer="layout" draw:type="line" svg:x1="9.738cm" svg:y1="11.237cm" svg:x2="8.375cm" svg:y2="15.712cm" draw:start-shape="id22" draw:start-glue-point="2" draw:end-shape="id21" draw:end-glue-point="0" svg:d="M9738 11237l-1363 4475" svg:viewBox="0 0 1364 4476">
          <text:p/>
        </draw:connector>
        <draw:frame draw:style-name="gr4" draw:text-style-name="P4" xml:id="id23" draw:id="id23" draw:layer="layout" svg:width="1.857cm" svg:height="1.529cm" svg:x="4.501cm" svg:y="17.913cm">
          <draw:text-box>
            <text:p text:style-name="P3"><text:span text:style-name="T1">m: 1</text:span></text:p>
            <text:p text:style-name="P3"><text:span text:style-name="T1">x: 5</text:span></text:p>
          </draw:text-box>
        </draw:frame>
        <draw:connector draw:style-name="gr3" draw:text-style-name="P2" draw:layer="layout" draw:type="line" svg:x1="2.686cm" svg:y1="13.24cm" svg:x2="5.429cm" svg:y2="17.913cm" draw:start-shape="id14" draw:start-glue-point="2" draw:end-shape="id23" draw:end-glue-point="0" svg:d="M2686 13240l2743 4673" svg:viewBox="0 0 2744 4674">
          <text:p/>
        </draw:connector>
        <draw:connector draw:style-name="gr3" draw:text-style-name="P2" draw:layer="layout" draw:type="line" svg:x1="8.375cm" svg:y1="17.241cm" svg:x2="5.429cm" svg:y2="17.913cm" draw:start-shape="id21" draw:start-glue-point="2" draw:end-shape="id23" draw:end-glue-point="0" svg:d="M8375 17241l-2946 672" svg:viewBox="0 0 2947 673">
          <text:p/>
        </draw:connector>
        <draw:custom-shape draw:style-name="gr1" draw:text-style-name="P2" xml:id="id25" draw:id="id25" draw:layer="layout" svg:width="0.953cm" svg:height="0.953cm" svg:x="11.162cm" svg:y="8.587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6" draw:id="id26" draw:layer="layout" svg:width="0.953cm" svg:height="0.953cm" svg:x="13.162cm" svg:y="8.587cm">
          <text:p text:style-name="P1">8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607cm" svg:y1="7.54cm" svg:x2="11.638cm" svg:y2="8.587cm" draw:start-shape="id24" draw:start-glue-point="2" draw:end-shape="id25" draw:end-glue-point="0" svg:d="M12607 7540l-969 1047" svg:viewBox="0 0 970 1048">
          <text:p/>
        </draw:connector>
        <draw:connector draw:style-name="gr3" draw:text-style-name="P2" draw:layer="layout" draw:type="line" svg:x1="13.638cm" svg:y1="8.587cm" svg:x2="12.607cm" svg:y2="7.54cm" draw:start-shape="id26" draw:start-glue-point="0" draw:end-shape="id24" draw:end-glue-point="2" svg:d="M13638 8587l-1031-1047" svg:viewBox="0 0 1032 1048">
          <text:p/>
        </draw:connector>
        <draw:frame draw:style-name="gr4" draw:text-style-name="P4" xml:id="id29" draw:id="id29" draw:layer="layout" svg:width="1.857cm" svg:height="1.529cm" svg:x="10.71cm" svg:y="9.709cm">
          <draw:text-box>
            <text:p text:style-name="P3"><text:span text:style-name="T1">m: 7</text:span></text:p>
            <text:p text:style-name="P3"><text:span text:style-name="T1">x: 7</text:span></text:p>
          </draw:text-box>
        </draw:frame>
        <draw:frame draw:style-name="gr4" draw:text-style-name="P4" xml:id="id31" draw:id="id31" draw:layer="layout" svg:width="1.857cm" svg:height="1.529cm" svg:x="12.71cm" svg:y="9.71cm">
          <draw:text-box>
            <text:p text:style-name="P3"><text:span text:style-name="T1">m: 8</text:span></text:p>
            <text:p text:style-name="P3"><text:span text:style-name="T1">x: 8</text:span></text:p>
          </draw:text-box>
        </draw:frame>
        <draw:custom-shape draw:style-name="gr1" draw:text-style-name="P2" xml:id="id27" draw:id="id27" draw:layer="layout" svg:width="0.953cm" svg:height="0.953cm" svg:x="15.363cm" svg:y="10.58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0.953cm" svg:height="0.953cm" svg:x="17.363cm" svg:y="10.587cm">
          <text:p text:style-name="P1">9</text:p>
          <draw:enhanced-geometry svg:viewBox="0 0 21600 21600" draw:type="rectangle" draw:enhanced-path="M 0 0 L 21600 0 21600 21600 0 21600 0 0 Z N"/>
        </draw:custom-shape>
        <draw:frame draw:style-name="gr4" draw:text-style-name="P4" xml:id="id34" draw:id="id34" draw:layer="layout" svg:width="1.857cm" svg:height="1.529cm" svg:x="16.911cm" svg:y="11.709cm">
          <draw:text-box>
            <text:p text:style-name="P3"><text:span text:style-name="T1">m: 9</text:span></text:p>
            <text:p text:style-name="P3"><text:span text:style-name="T1">x: 9</text:span></text:p>
          </draw:text-box>
        </draw:frame>
        <draw:frame draw:style-name="gr4" draw:text-style-name="P4" xml:id="id32" draw:id="id32" draw:layer="layout" svg:width="1.857cm" svg:height="1.529cm" svg:x="14.911cm" svg:y="11.71cm">
          <draw:text-box>
            <text:p text:style-name="P3"><text:span text:style-name="T1">m: 2</text:span></text:p>
            <text:p text:style-name="P3"><text:span text:style-name="T1">x: 2</text:span></text:p>
          </draw:text-box>
        </draw:frame>
        <draw:connector draw:style-name="gr3" draw:text-style-name="P2" draw:layer="layout" draw:type="line" svg:x1="16.851cm" svg:y1="9.54cm" svg:x2="15.839cm" svg:y2="10.587cm" draw:start-shape="id9" draw:start-glue-point="2" draw:end-shape="id27" draw:end-glue-point="0" svg:d="M16851 9540l-1012 1047" svg:viewBox="0 0 1013 1048">
          <text:p/>
        </draw:connector>
        <draw:connector draw:style-name="gr3" draw:text-style-name="P2" draw:layer="layout" draw:type="line" svg:x1="17.839cm" svg:y1="10.587cm" svg:x2="16.851cm" svg:y2="9.54cm" draw:start-shape="id28" draw:start-glue-point="0" draw:end-shape="id9" draw:end-glue-point="2" svg:d="M17839 10587l-988-1047" svg:viewBox="0 0 989 1048">
          <text:p/>
        </draw:connector>
        <draw:frame draw:style-name="gr4" draw:text-style-name="P4" xml:id="id30" draw:id="id30" draw:layer="layout" svg:width="1.857cm" svg:height="1.529cm" svg:x="11.679cm" svg:y="11.711cm">
          <draw:text-box>
            <text:p text:style-name="P3"><text:span text:style-name="T1">m: 7</text:span></text:p>
            <text:p text:style-name="P3"><text:span text:style-name="T1">x: 8</text:span></text:p>
          </draw:text-box>
        </draw:frame>
        <draw:connector draw:style-name="gr3" draw:text-style-name="P2" draw:layer="layout" draw:type="line" svg:x1="11.638cm" svg:y1="11.238cm" svg:x2="12.607cm" svg:y2="11.711cm" draw:start-shape="id29" draw:start-glue-point="2" draw:end-shape="id30" draw:end-glue-point="0" svg:d="M11638 11238l969 473" svg:viewBox="0 0 970 474">
          <text:p/>
        </draw:connector>
        <draw:connector draw:style-name="gr3" draw:text-style-name="P2" draw:layer="layout" draw:type="line" svg:x1="13.638cm" svg:y1="11.239cm" svg:x2="12.607cm" svg:y2="11.711cm" draw:start-shape="id31" draw:start-glue-point="2" draw:end-shape="id30" draw:end-glue-point="0" svg:d="M13638 11239l-1031 472" svg:viewBox="0 0 1032 473">
          <text:p/>
        </draw:connector>
        <draw:frame draw:style-name="gr4" draw:text-style-name="P4" xml:id="id33" draw:id="id33" draw:layer="layout" svg:width="1.857cm" svg:height="1.529cm" svg:x="15.911cm" svg:y="13.712cm">
          <draw:text-box>
            <text:p text:style-name="P3"><text:span text:style-name="T1">m: 2</text:span></text:p>
            <text:p text:style-name="P3"><text:span text:style-name="T1">x: 9</text:span></text:p>
          </draw:text-box>
        </draw:frame>
        <draw:connector draw:style-name="gr3" draw:text-style-name="P2" draw:layer="layout" draw:type="line" svg:x1="15.839cm" svg:y1="13.239cm" svg:x2="16.839cm" svg:y2="13.712cm" draw:start-shape="id32" draw:start-glue-point="2" draw:end-shape="id33" draw:end-glue-point="0" svg:d="M15839 13239l1000 473" svg:viewBox="0 0 1001 474">
          <text:p/>
        </draw:connector>
        <draw:connector draw:style-name="gr3" draw:text-style-name="P2" draw:layer="layout" draw:type="line" svg:x1="17.839cm" svg:y1="13.238cm" svg:x2="16.839cm" svg:y2="13.712cm" draw:start-shape="id34" draw:start-glue-point="2" draw:end-shape="id33" draw:end-glue-point="0" svg:d="M17839 13238l-1000 474" svg:viewBox="0 0 1001 475">
          <text:p/>
        </draw:connector>
        <draw:frame draw:style-name="gr4" draw:text-style-name="P4" xml:id="id35" draw:id="id35" draw:layer="layout" svg:width="1.857cm" svg:height="1.529cm" svg:x="17.5cm" svg:y="15.713cm">
          <draw:text-box>
            <text:p text:style-name="P3"><text:span text:style-name="T1">m: 2</text:span></text:p>
            <text:p text:style-name="P3"><text:span text:style-name="T1">x: 9</text:span></text:p>
          </draw:text-box>
        </draw:frame>
        <draw:connector draw:style-name="gr3" draw:text-style-name="P2" draw:layer="layout" draw:type="line" svg:x1="16.839cm" svg:y1="15.241cm" svg:x2="18.428cm" svg:y2="15.713cm" draw:start-shape="id33" draw:start-glue-point="2" draw:end-shape="id35" draw:end-glue-point="0" svg:d="M16839 15241l1589 472" svg:viewBox="0 0 1590 473">
          <text:p/>
        </draw:connector>
        <draw:connector draw:style-name="gr3" draw:text-style-name="P2" draw:layer="layout" draw:type="line" svg:x1="19.838cm" svg:y1="11.237cm" svg:x2="18.428cm" svg:y2="15.713cm" draw:start-shape="id36" draw:start-glue-point="2" draw:end-shape="id35" draw:end-glue-point="0" svg:d="M19838 11237l-1410 4476" svg:viewBox="0 0 1411 4477">
          <text:p/>
        </draw:connector>
        <draw:frame draw:style-name="gr4" draw:text-style-name="P4" xml:id="id37" draw:id="id37" draw:layer="layout" svg:width="1.857cm" svg:height="1.529cm" svg:x="14.45cm" svg:y="17.914cm">
          <draw:text-box>
            <text:p text:style-name="P3"><text:span text:style-name="T1">m: 2</text:span></text:p>
            <text:p text:style-name="P3"><text:span text:style-name="T1">x: 9</text:span></text:p>
          </draw:text-box>
        </draw:frame>
        <draw:connector draw:style-name="gr3" draw:text-style-name="P2" draw:layer="layout" draw:type="line" svg:x1="12.607cm" svg:y1="13.24cm" svg:x2="15.378cm" svg:y2="17.914cm" draw:start-shape="id30" draw:start-glue-point="2" draw:end-shape="id37" draw:end-glue-point="0" svg:d="M12607 13240l2771 4674" svg:viewBox="0 0 2772 4675">
          <text:p/>
        </draw:connector>
        <draw:connector draw:style-name="gr3" draw:text-style-name="P2" draw:layer="layout" draw:type="line" svg:x1="18.428cm" svg:y1="17.242cm" svg:x2="15.378cm" svg:y2="17.914cm" draw:start-shape="id35" draw:start-glue-point="2" draw:end-shape="id37" draw:end-glue-point="0" svg:d="M18428 17242l-3050 672" svg:viewBox="0 0 3051 673">
          <text:p/>
        </draw:connector>
        <draw:frame draw:style-name="gr4" draw:text-style-name="P4" xml:id="id38" draw:id="id38" draw:layer="layout" svg:width="1.857cm" svg:height="1.529cm" svg:x="9.478cm" svg:y="20.614cm">
          <draw:text-box>
            <text:p text:style-name="P3"><text:span text:style-name="T1">m: 1</text:span></text:p>
            <text:p text:style-name="P3"><text:span text:style-name="T1">x: 9</text:span></text:p>
          </draw:text-box>
        </draw:frame>
        <draw:connector draw:style-name="gr3" draw:text-style-name="P2" draw:layer="layout" draw:type="line" svg:x1="5.429cm" svg:y1="19.442cm" svg:x2="10.406cm" svg:y2="20.614cm" draw:start-shape="id23" draw:start-glue-point="2" draw:end-shape="id38" draw:end-glue-point="0" svg:d="M5429 19442l4977 1172" svg:viewBox="0 0 4978 1173">
          <text:p/>
        </draw:connector>
        <draw:connector draw:style-name="gr3" draw:text-style-name="P2" draw:layer="layout" draw:type="line" svg:x1="15.378cm" svg:y1="19.443cm" svg:x2="10.406cm" svg:y2="20.614cm" draw:start-shape="id37" draw:start-glue-point="2" draw:end-shape="id38" draw:end-glue-point="0" svg:d="M15378 19443l-4972 1171" svg:viewBox="0 0 4973 1172">
          <text:p/>
        </draw:connector>
        <draw:custom-shape draw:style-name="gr1" draw:text-style-name="P2" draw:layer="layout" svg:width="0.953cm" svg:height="0.953cm" svg:x="26.656cm" svg:y="2.58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27.609cm" svg:y="2.58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28.549cm" svg:y="2.58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30.448cm" svg:y="2.58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31.401cm" svg:y="2.587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32.349cm" svg:y="2.58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33.302cm" svg:y="2.58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953cm" svg:height="0.953cm" svg:x="24.656cm" svg:y="2.587cm">
          <text:p text:style-name="P5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26.648cm" svg:y="4.58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28.549cm" svg:y="4.58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29.502cm" svg:y="4.58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953cm" svg:height="0.953cm" svg:x="24.656cm" svg:y="4.587cm">
          <text:p text:style-name="P5">9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953cm" svg:height="0.953cm" svg:x="29.502cm" svg:y="2.587cm">
          <text:p text:style-name="P7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953cm" svg:height="0.953cm" svg:x="27.601cm" svg:y="4.587cm">
          <text:p text:style-name="P7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27.602cm" svg:y="6.58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953cm" svg:height="0.953cm" svg:x="24.656cm" svg:y="6.587cm">
          <text:p text:style-name="P5">9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953cm" svg:height="0.953cm" svg:x="26.649cm" svg:y="6.587cm">
          <text:p text:style-name="P7">8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953cm" svg:height="0.953cm" svg:x="26.602cm" svg:y="8.587cm">
          <text:p text:style-name="P9">9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953cm" svg:height="0.953cm" svg:x="24.656cm" svg:y="8.587cm">
          <text:p text:style-name="P5">9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6.717cm" svg:y1="25.13cm" svg:x2="26.717cm" svg:y2="11.16cm">
          <text:p/>
        </draw:line>
        <draw:line draw:style-name="gr8" draw:text-style-name="P2" draw:layer="layout" svg:x1="26.759cm" svg:y1="25.073cm" svg:x2="49.895cm" svg:y2="25.073cm">
          <text:p/>
        </draw:line>
        <draw:frame draw:style-name="gr4" draw:text-style-name="P11" draw:layer="layout" svg:width="1.912cm" svg:height="0.962cm" svg:x="25.782cm" svg:y="25.754cm">
          <draw:text-box>
            <text:p>8 am</text:p>
          </draw:text-box>
        </draw:frame>
        <draw:line draw:style-name="gr9" draw:text-style-name="P2" draw:layer="layout" svg:x1="29.257cm" svg:y1="24.772cm" svg:x2="29.257cm" svg:y2="25.09cm">
          <text:p/>
        </draw:line>
        <draw:line draw:style-name="gr9" draw:text-style-name="P2" draw:layer="layout" svg:x1="32.114cm" svg:y1="24.772cm" svg:x2="32.114cm" svg:y2="25.09cm">
          <text:p/>
        </draw:line>
        <draw:line draw:style-name="gr9" draw:text-style-name="P2" draw:layer="layout" svg:x1="34.971cm" svg:y1="24.772cm" svg:x2="34.971cm" svg:y2="25.09cm">
          <text:p/>
        </draw:line>
        <draw:line draw:style-name="gr9" draw:text-style-name="P2" draw:layer="layout" svg:x1="37.828cm" svg:y1="24.772cm" svg:x2="37.828cm" svg:y2="25.09cm">
          <text:p/>
        </draw:line>
        <draw:line draw:style-name="gr9" draw:text-style-name="P2" draw:layer="layout" svg:x1="40.686cm" svg:y1="24.772cm" svg:x2="40.686cm" svg:y2="25.09cm">
          <text:p/>
        </draw:line>
        <draw:line draw:style-name="gr9" draw:text-style-name="P2" draw:layer="layout" svg:x1="43.543cm" svg:y1="24.772cm" svg:x2="43.543cm" svg:y2="25.09cm">
          <text:p/>
        </draw:line>
        <draw:line draw:style-name="gr9" draw:text-style-name="P2" draw:layer="layout" svg:x1="46.4cm" svg:y1="24.772cm" svg:x2="46.4cm" svg:y2="25.09cm">
          <text:p/>
        </draw:line>
        <draw:line draw:style-name="gr9" draw:text-style-name="P2" draw:layer="layout" svg:x1="49.257cm" svg:y1="24.772cm" svg:x2="49.257cm" svg:y2="25.09cm">
          <text:p/>
        </draw:line>
        <draw:frame draw:style-name="gr4" draw:text-style-name="P11" draw:layer="layout" svg:width="1.912cm" svg:height="0.962cm" svg:x="28.182cm" svg:y="25.754cm">
          <draw:text-box>
            <text:p>9 am</text:p>
          </draw:text-box>
        </draw:frame>
        <draw:frame draw:style-name="gr4" draw:text-style-name="P11" draw:layer="layout" svg:width="2.263cm" svg:height="0.962cm" svg:x="30.942cm" svg:y="25.754cm">
          <draw:text-box>
            <text:p>10 am</text:p>
          </draw:text-box>
        </draw:frame>
        <draw:frame draw:style-name="gr4" draw:text-style-name="P11" draw:layer="layout" svg:width="2.217cm" svg:height="0.962cm" svg:x="33.782cm" svg:y="25.754cm">
          <draw:text-box>
            <text:p>11 am</text:p>
          </draw:text-box>
        </draw:frame>
        <draw:frame draw:style-name="gr4" draw:text-style-name="P11" draw:layer="layout" svg:width="2.263cm" svg:height="0.962cm" svg:x="36.635cm" svg:y="25.754cm">
          <draw:text-box>
            <text:p>12 pm</text:p>
          </draw:text-box>
        </draw:frame>
        <draw:frame draw:style-name="gr4" draw:text-style-name="P11" draw:layer="layout" svg:width="1.912cm" svg:height="0.962cm" svg:x="39.68cm" svg:y="25.754cm">
          <draw:text-box>
            <text:p>1 pm</text:p>
          </draw:text-box>
        </draw:frame>
        <draw:frame draw:style-name="gr4" draw:text-style-name="P11" draw:layer="layout" svg:width="1.912cm" svg:height="0.962cm" svg:x="42.525cm" svg:y="25.754cm">
          <draw:text-box>
            <text:p>2 pm</text:p>
          </draw:text-box>
        </draw:frame>
        <draw:frame draw:style-name="gr4" draw:text-style-name="P11" draw:layer="layout" svg:width="1.912cm" svg:height="0.962cm" svg:x="45.425cm" svg:y="25.754cm">
          <draw:text-box>
            <text:p>3 pm</text:p>
          </draw:text-box>
        </draw:frame>
        <draw:custom-shape draw:style-name="gr10" draw:text-style-name="P2" draw:layer="layout" svg:width="5.398cm" svg:height="0.952cm" svg:x="26.756cm" svg:y="23.235cm">
          <text:p text:style-name="P1">Talk 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716cm" svg:height="0.952cm" svg:x="29.256cm" svg:y="21.726cm">
          <text:p text:style-name="P1">Talk 2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374cm" svg:height="0.952cm" svg:x="33.456cm" svg:y="20.217cm">
          <text:p text:style-name="P1">Talk 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842cm" svg:height="0.952cm" svg:x="30.845cm" svg:y="18.708cm">
          <text:p text:style-name="P1">Talk 4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5.558cm" svg:height="0.952cm" svg:x="27.987cm" svg:y="17.198cm">
          <text:p text:style-name="P1">Talk 5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8.573cm" svg:height="0.952cm" svg:x="34.972cm" svg:y="15.689cm">
          <text:p text:style-name="P1">Talk 6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858cm" svg:height="0.952cm" svg:x="40.687cm" svg:y="14.18cm">
          <text:p text:style-name="P1">Talk 7</text:p>
          <draw:enhanced-geometry svg:viewBox="0 0 21600 21600" draw:type="rectangle" draw:enhanced-path="M 0 0 L 21600 0 21600 21600 0 21600 0 0 Z N"/>
        </draw:custom-shape>
        <draw:frame draw:style-name="gr4" draw:text-style-name="P13" draw:layer="layout" svg:width="2.708cm" svg:height="0.962cm" svg:x="45.097cm" svg:y="14.175cm">
          <draw:text-box>
            <text:p text:style-name="P12">p(7) = 4</text:p>
          </draw:text-box>
        </draw:frame>
        <draw:frame draw:style-name="gr4" draw:text-style-name="P13" draw:layer="layout" svg:width="2.708cm" svg:height="0.962cm" svg:x="45.097cm" svg:y="15.684cm">
          <draw:text-box>
            <text:p text:style-name="P12">p(6) = 2</text:p>
          </draw:text-box>
        </draw:frame>
        <draw:frame draw:style-name="gr4" draw:text-style-name="P13" draw:layer="layout" svg:width="2.708cm" svg:height="0.962cm" svg:x="45.097cm" svg:y="17.193cm">
          <draw:text-box>
            <text:p text:style-name="P12">p(5) = 0</text:p>
          </draw:text-box>
        </draw:frame>
        <draw:frame draw:style-name="gr4" draw:text-style-name="P13" draw:layer="layout" svg:width="2.708cm" svg:height="0.962cm" svg:x="45.097cm" svg:y="18.703cm">
          <draw:text-box>
            <text:p text:style-name="P12">p(4) = 0</text:p>
          </draw:text-box>
        </draw:frame>
        <draw:frame draw:style-name="gr4" draw:text-style-name="P13" draw:layer="layout" svg:width="2.708cm" svg:height="0.962cm" svg:x="45.097cm" svg:y="20.212cm">
          <draw:text-box>
            <text:p text:style-name="P12">p(3) = 1</text:p>
          </draw:text-box>
        </draw:frame>
        <draw:frame draw:style-name="gr4" draw:text-style-name="P13" draw:layer="layout" svg:width="2.708cm" svg:height="0.962cm" svg:x="45.097cm" svg:y="21.721cm">
          <draw:text-box>
            <text:p text:style-name="P12">p(2) = 0</text:p>
          </draw:text-box>
        </draw:frame>
        <draw:frame draw:style-name="gr4" draw:text-style-name="P13" draw:layer="layout" svg:width="2.708cm" svg:height="0.962cm" svg:x="45.097cm" svg:y="23.23cm">
          <draw:text-box>
            <text:p text:style-name="P12">p(1) = 0</text:p>
          </draw:text-box>
        </draw:frame>
      </draw:page>
      <draw:page draw:name="page2" draw:style-name="dp1" draw:master-page-name="Default">
        <draw:custom-shape draw:style-name="gr17" draw:text-style-name="P14" draw:layer="layout" svg:width="0.953cm" svg:height="9.524cm" svg:x="9.501cm" svg:y="1.621cm">
          <text:p/>
          <draw:enhanced-geometry svg:viewBox="0 0 88 21600" draw:glue-points="44 ?f6 44 0 0 10800 44 21600 88 10800" draw:text-areas="0 ?f6 88 ?f3" draw:type="can" draw:modifiers="342.42519685039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5" draw:layer="layout" svg:width="8.573cm" svg:height="1.54cm" svg:x="-4.318cm" svg:y="9.6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5" draw:layer="layout" svg:width="7.303cm" svg:height="1.54cm" svg:x="-3.683cm" svg:y="8.4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3cm" svg:height="1.54cm" svg:x="-3.181cm" svg:y="7.2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5" draw:layer="layout" svg:width="5.183cm" svg:height="1.54cm" svg:x="-2.623cm" svg:y="6.0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5" draw:layer="layout" svg:width="4.127cm" svg:height="1.54cm" svg:x="-2.095cm" svg:y="4.8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5" draw:layer="layout" svg:width="2.857cm" svg:height="1.54cm" svg:x="-1.46cm" svg:y="3.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14" draw:layer="layout" svg:width="0.953cm" svg:height="2.222cm" svg:x="-0.508cm" svg:y="1.62cm">
          <text:p/>
          <draw:enhanced-geometry svg:viewBox="0 0 88 21600" draw:glue-points="44 ?f6 44 0 0 10800 44 21600 88 10800" draw:text-areas="0 ?f6 88 ?f3" draw:mirror-horizontal="false" draw:mirror-vertical="false" draw:type="can" draw:modifiers="1317.9805137289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4" draw:layer="layout" svg:width="0.953cm" svg:height="9.524cm" svg:x="19.484cm" svg:y="1.622cm">
          <text:p/>
          <draw:enhanced-geometry svg:viewBox="0 0 88 21600" draw:glue-points="44 ?f6 44 0 0 10800 44 21600 88 10800" draw:text-areas="0 ?f6 88 ?f3" draw:mirror-horizontal="false" draw:mirror-vertical="false" draw:type="can" draw:modifiers="342.42519685039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1" draw:layer="layout" svg:width="2.157cm" svg:height="0.962cm" svg:x="-1.109cm" svg:y="11.685cm">
          <draw:text-box>
            <text:p>Peg 1</text:p>
          </draw:text-box>
        </draw:frame>
        <draw:frame draw:style-name="gr4" draw:text-style-name="P11" draw:layer="layout" svg:width="2.157cm" svg:height="0.962cm" svg:x="8.899cm" svg:y="11.685cm">
          <draw:text-box>
            <text:p>Peg 2</text:p>
          </draw:text-box>
        </draw:frame>
        <draw:frame draw:style-name="gr4" draw:text-style-name="P11" draw:layer="layout" svg:width="2.157cm" svg:height="0.962cm" svg:x="18.882cm" svg:y="11.685cm">
          <draw:text-box>
            <text:p>Peg 3</text:p>
          </draw:text-box>
        </draw:frame>
        <draw:custom-shape draw:style-name="gr25" draw:text-style-name="P14" draw:layer="layout" svg:width="0.953cm" svg:height="9.524cm" svg:x="9.501cm" svg:y="14.621cm">
          <text:p/>
          <draw:enhanced-geometry svg:viewBox="0 0 88 21600" draw:glue-points="44 ?f6 44 0 0 10800 44 21600 88 10800" draw:text-areas="0 ?f6 88 ?f3" draw:type="can" draw:modifiers="342.42519685039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5" draw:layer="layout" svg:width="8.573cm" svg:height="1.54cm" svg:x="-4.318cm" svg:y="22.6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5" draw:layer="layout" svg:width="7.303cm" svg:height="1.54cm" svg:x="16.317cm" svg:y="22.6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3cm" svg:height="1.54cm" svg:x="16.818cm" svg:y="21.4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5" draw:layer="layout" svg:width="5.183cm" svg:height="1.54cm" svg:x="17.377cm" svg:y="20.2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5" draw:layer="layout" svg:width="4.127cm" svg:height="1.54cm" svg:x="17.905cm" svg:y="19.0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5" draw:layer="layout" svg:width="2.857cm" svg:height="1.54cm" svg:x="18.54cm" svg:y="17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14" draw:layer="layout" svg:width="0.953cm" svg:height="8.255cm" svg:x="-0.508cm" svg:y="14.62cm">
          <text:p/>
          <draw:enhanced-geometry svg:viewBox="0 0 88 21600" draw:glue-points="44 ?f6 44 0 0 10800 44 21600 88 10800" draw:text-areas="0 ?f6 88 ?f3" draw:type="can" draw:modifiers="413.37209302325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14" draw:layer="layout" svg:width="0.953cm" svg:height="3.429cm" svg:x="19.492cm" svg:y="14.622cm">
          <text:p/>
          <draw:enhanced-geometry svg:viewBox="0 0 88 21600" draw:glue-points="44 ?f6 44 0 0 10800 44 21600 88 10800" draw:text-areas="0 ?f6 88 ?f3" draw:type="can" draw:modifiers="1246.880466472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1" draw:layer="layout" svg:width="2.157cm" svg:height="0.962cm" svg:x="-1.109cm" svg:y="24.685cm">
          <draw:text-box>
            <text:p>Peg 1</text:p>
          </draw:text-box>
        </draw:frame>
        <draw:frame draw:style-name="gr4" draw:text-style-name="P11" draw:layer="layout" svg:width="2.157cm" svg:height="0.962cm" svg:x="8.899cm" svg:y="24.685cm">
          <draw:text-box>
            <text:p>Peg 2</text:p>
          </draw:text-box>
        </draw:frame>
        <draw:frame draw:style-name="gr4" draw:text-style-name="P11" draw:layer="layout" svg:width="2.157cm" svg:height="0.962cm" svg:x="18.89cm" svg:y="24.685cm">
          <draw:text-box>
            <text:p>Peg 3</text:p>
          </draw:text-box>
        </draw:frame>
      </draw:page>
      <draw:page draw:name="page3" draw:style-name="dp1" draw:master-page-name="Default">
        <draw:custom-shape draw:style-name="gr25" draw:text-style-name="P14" draw:layer="layout" svg:width="0.953cm" svg:height="9.524cm" svg:x="9.501cm" svg:y="1.621cm">
          <text:p/>
          <draw:enhanced-geometry svg:viewBox="0 0 88 21600" draw:glue-points="44 ?f6 44 0 0 10800 44 21600 88 10800" draw:text-areas="0 ?f6 88 ?f3" draw:type="can" draw:modifiers="342.42519685039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5" draw:layer="layout" svg:width="8.573cm" svg:height="1.54cm" svg:x="-4.318cm" svg:y="9.6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5" draw:layer="layout" svg:width="7.303cm" svg:height="1.54cm" svg:x="-3.683cm" svg:y="8.4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3cm" svg:height="1.54cm" svg:x="-3.181cm" svg:y="7.2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5" draw:layer="layout" svg:width="5.183cm" svg:height="1.54cm" svg:x="-2.623cm" svg:y="6.0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5" draw:layer="layout" svg:width="4.127cm" svg:height="1.54cm" svg:x="-2.095cm" svg:y="4.8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4" draw:layer="layout" svg:width="0.953cm" svg:height="3.404cm" svg:x="-0.508cm" svg:y="1.62cm">
          <text:p/>
          <draw:enhanced-geometry svg:viewBox="0 0 88 21600" draw:glue-points="44 ?f6 44 0 0 10800 44 21600 88 10800" draw:text-areas="0 ?f6 88 ?f3" draw:mirror-horizontal="false" draw:mirror-vertical="false" draw:type="can" draw:modifiers="1317.9805137289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1" draw:layer="layout" svg:width="2.157cm" svg:height="0.962cm" svg:x="-1.109cm" svg:y="11.685cm">
          <draw:text-box>
            <text:p>Peg 1</text:p>
          </draw:text-box>
        </draw:frame>
        <draw:frame draw:style-name="gr4" draw:text-style-name="P11" draw:layer="layout" svg:width="2.157cm" svg:height="0.962cm" svg:x="8.899cm" svg:y="11.685cm">
          <draw:text-box>
            <text:p>Peg 2</text:p>
          </draw:text-box>
        </draw:frame>
        <draw:frame draw:style-name="gr4" draw:text-style-name="P11" draw:layer="layout" svg:width="2.157cm" svg:height="0.962cm" svg:x="18.882cm" svg:y="11.685cm">
          <draw:text-box>
            <text:p>Peg 3</text:p>
          </draw:text-box>
        </draw:frame>
        <draw:custom-shape draw:style-name="gr23" draw:text-style-name="P15" draw:layer="layout" svg:width="2.857cm" svg:height="1.54cm" svg:x="18.541cm" svg:y="9.9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14" draw:layer="layout" svg:width="0.953cm" svg:height="8.56cm" svg:x="19.484cm" svg:y="1.622cm">
          <text:p/>
          <draw:enhanced-geometry svg:viewBox="0 0 88 21600" draw:glue-points="44 ?f6 44 0 0 10800 44 21600 88 10800" draw:text-areas="0 ?f6 88 ?f3" draw:mirror-horizontal="false" draw:mirror-vertical="false" draw:type="can" draw:modifiers="464.2448312113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5" draw:layer="layout" svg:width="8.573cm" svg:height="1.54cm" svg:x="-4.318cm" svg:y="22.6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5" draw:layer="layout" svg:width="7.303cm" svg:height="1.54cm" svg:x="-3.683cm" svg:y="21.4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3cm" svg:height="1.54cm" svg:x="-3.181cm" svg:y="20.2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5" draw:layer="layout" svg:width="5.183cm" svg:height="1.54cm" svg:x="-2.623cm" svg:y="19.0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5" draw:layer="layout" svg:width="4.127cm" svg:height="1.54cm" svg:x="7.905cm" svg:y="22.7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14" draw:layer="layout" svg:width="0.953cm" svg:height="4.699cm" svg:x="-0.508cm" svg:y="14.62cm">
          <text:p/>
          <draw:enhanced-geometry svg:viewBox="0 0 88 21600" draw:glue-points="44 ?f6 44 0 0 10800 44 21600 88 10800" draw:text-areas="0 ?f6 88 ?f3" draw:mirror-horizontal="false" draw:mirror-vertical="false" draw:type="can" draw:modifiers="946.72340425531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1" draw:layer="layout" svg:width="2.157cm" svg:height="0.962cm" svg:x="-1.109cm" svg:y="24.685cm">
          <draw:text-box>
            <text:p>Peg 1</text:p>
          </draw:text-box>
        </draw:frame>
        <draw:frame draw:style-name="gr4" draw:text-style-name="P11" draw:layer="layout" svg:width="2.157cm" svg:height="0.962cm" svg:x="8.899cm" svg:y="24.685cm">
          <draw:text-box>
            <text:p>Peg 2</text:p>
          </draw:text-box>
        </draw:frame>
        <draw:frame draw:style-name="gr4" draw:text-style-name="P11" draw:layer="layout" svg:width="2.157cm" svg:height="0.962cm" svg:x="18.882cm" svg:y="24.685cm">
          <draw:text-box>
            <text:p>Peg 3</text:p>
          </draw:text-box>
        </draw:frame>
        <draw:custom-shape draw:style-name="gr23" draw:text-style-name="P15" draw:layer="layout" svg:width="2.857cm" svg:height="1.54cm" svg:x="18.541cm" svg:y="22.9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14" draw:layer="layout" svg:width="0.953cm" svg:height="8.56cm" svg:x="19.484cm" svg:y="14.622cm">
          <text:p/>
          <draw:enhanced-geometry svg:viewBox="0 0 88 21600" draw:glue-points="44 ?f6 44 0 0 10800 44 21600 88 10800" draw:text-areas="0 ?f6 88 ?f3" draw:mirror-horizontal="false" draw:mirror-vertical="false" draw:type="can" draw:modifiers="464.2448312113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" draw:text-style-name="P14" draw:layer="layout" svg:width="0.953cm" svg:height="8.331cm" svg:x="9.501cm" svg:y="14.621cm">
          <text:p/>
          <draw:enhanced-geometry svg:viewBox="0 0 88 21600" draw:glue-points="44 ?f6 44 0 0 10800 44 21600 88 10800" draw:text-areas="0 ?f6 88 ?f3" draw:type="can" draw:modifiers="531.724387595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  <draw:page draw:name="page4" draw:style-name="dp1" draw:master-page-name="Default">
        <draw:custom-shape draw:style-name="gr18" draw:text-style-name="P15" draw:layer="layout" svg:width="8.573cm" svg:height="1.54cm" svg:x="-4.318cm" svg:y="9.6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5" draw:layer="layout" svg:width="7.303cm" svg:height="1.54cm" svg:x="-3.683cm" svg:y="8.4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3cm" svg:height="1.54cm" svg:x="-3.181cm" svg:y="7.2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5" draw:layer="layout" svg:width="5.183cm" svg:height="1.54cm" svg:x="-2.623cm" svg:y="6.0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5" draw:layer="layout" svg:width="4.127cm" svg:height="1.54cm" svg:x="7.905cm" svg:y="9.7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14" draw:layer="layout" svg:width="0.953cm" svg:height="4.699cm" svg:x="-0.508cm" svg:y="1.62cm">
          <text:p/>
          <draw:enhanced-geometry svg:viewBox="0 0 88 21600" draw:glue-points="44 ?f6 44 0 0 10800 44 21600 88 10800" draw:text-areas="0 ?f6 88 ?f3" draw:mirror-horizontal="false" draw:mirror-vertical="false" draw:type="can" draw:modifiers="946.72340425531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1" draw:layer="layout" svg:width="2.157cm" svg:height="0.962cm" svg:x="-1.109cm" svg:y="11.685cm">
          <draw:text-box>
            <text:p>Peg 1</text:p>
          </draw:text-box>
        </draw:frame>
        <draw:frame draw:style-name="gr4" draw:text-style-name="P11" draw:layer="layout" svg:width="2.157cm" svg:height="0.962cm" svg:x="8.899cm" svg:y="11.685cm">
          <draw:text-box>
            <text:p>Peg 2</text:p>
          </draw:text-box>
        </draw:frame>
        <draw:frame draw:style-name="gr4" draw:text-style-name="P11" draw:layer="layout" svg:width="2.157cm" svg:height="0.962cm" svg:x="18.882cm" svg:y="11.685cm">
          <draw:text-box>
            <text:p>Peg 3</text:p>
          </draw:text-box>
        </draw:frame>
        <draw:custom-shape draw:style-name="gr23" draw:text-style-name="P15" draw:layer="layout" svg:width="2.857cm" svg:height="1.54cm" svg:x="8.541cm" svg:y="8.4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14" draw:layer="layout" svg:width="0.953cm" svg:height="9.83cm" svg:x="19.484cm" svg:y="1.622cm">
          <text:p/>
          <draw:enhanced-geometry svg:viewBox="0 0 88 21600" draw:glue-points="44 ?f6 44 0 0 10800 44 21600 88 10800" draw:text-areas="0 ?f6 88 ?f3" draw:mirror-horizontal="false" draw:mirror-vertical="false" draw:type="can" draw:modifiers="464.2448312113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5" draw:text-style-name="P14" draw:layer="layout" svg:width="0.953cm" svg:height="7.01cm" svg:x="9.501cm" svg:y="1.621cm">
          <text:p/>
          <draw:enhanced-geometry svg:viewBox="0 0 88 21600" draw:glue-points="44 ?f6 44 0 0 10800 44 21600 88 10800" draw:text-areas="0 ?f6 88 ?f3" draw:type="can" draw:modifiers="531.724387595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5" draw:layer="layout" svg:width="8.573cm" svg:height="1.54cm" svg:x="-4.318cm" svg:y="22.6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5" draw:layer="layout" svg:width="7.303cm" svg:height="1.54cm" svg:x="-3.683cm" svg:y="21.4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3cm" svg:height="1.54cm" svg:x="-3.181cm" svg:y="20.2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5" draw:layer="layout" svg:width="5.183cm" svg:height="1.54cm" svg:x="17.377cm" svg:y="22.8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5" draw:layer="layout" svg:width="4.127cm" svg:height="1.54cm" svg:x="7.905cm" svg:y="22.7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6" draw:text-style-name="P14" draw:layer="layout" svg:width="0.953cm" svg:height="5.817cm" svg:x="-0.508cm" svg:y="14.62cm">
          <text:p/>
          <draw:enhanced-geometry svg:viewBox="0 0 88 21600" draw:glue-points="44 ?f6 44 0 0 10800 44 21600 88 10800" draw:text-areas="0 ?f6 88 ?f3" draw:mirror-horizontal="false" draw:mirror-vertical="false" draw:type="can" draw:modifiers="686.83396356136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1" draw:layer="layout" svg:width="2.157cm" svg:height="0.962cm" svg:x="-1.109cm" svg:y="24.685cm">
          <draw:text-box>
            <text:p>Peg 1</text:p>
          </draw:text-box>
        </draw:frame>
        <draw:frame draw:style-name="gr4" draw:text-style-name="P11" draw:layer="layout" svg:width="2.157cm" svg:height="0.962cm" svg:x="8.899cm" svg:y="24.685cm">
          <draw:text-box>
            <text:p>Peg 2</text:p>
          </draw:text-box>
        </draw:frame>
        <draw:frame draw:style-name="gr4" draw:text-style-name="P11" draw:layer="layout" svg:width="2.157cm" svg:height="0.962cm" svg:x="18.882cm" svg:y="24.685cm">
          <draw:text-box>
            <text:p>Peg 3</text:p>
          </draw:text-box>
        </draw:frame>
        <draw:custom-shape draw:style-name="gr23" draw:text-style-name="P15" draw:layer="layout" svg:width="2.857cm" svg:height="1.54cm" svg:x="8.541cm" svg:y="21.4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7" draw:text-style-name="P14" draw:layer="layout" svg:width="0.953cm" svg:height="8.458cm" svg:x="19.484cm" svg:y="14.622cm">
          <text:p/>
          <draw:enhanced-geometry svg:viewBox="0 0 88 21600" draw:glue-points="44 ?f6 44 0 0 10800 44 21600 88 10800" draw:text-areas="0 ?f6 88 ?f3" draw:mirror-horizontal="false" draw:mirror-vertical="false" draw:type="can" draw:modifiers="464.2448312113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5" draw:text-style-name="P14" draw:layer="layout" svg:width="0.953cm" svg:height="7.01cm" svg:x="9.501cm" svg:y="14.621cm">
          <text:p/>
          <draw:enhanced-geometry svg:viewBox="0 0 88 21600" draw:glue-points="44 ?f6 44 0 0 10800 44 21600 88 10800" draw:text-areas="0 ?f6 88 ?f3" draw:type="can" draw:modifiers="531.724387595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  <draw:page draw:name="page5" draw:style-name="dp1" draw:master-page-name="Default">
        <draw:custom-shape draw:style-name="gr18" draw:text-style-name="P15" draw:layer="layout" svg:width="8.573cm" svg:height="1.54cm" svg:x="-4.318cm" svg:y="9.6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5" draw:layer="layout" svg:width="7.303cm" svg:height="1.54cm" svg:x="-3.683cm" svg:y="8.4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3cm" svg:height="1.54cm" svg:x="-3.181cm" svg:y="7.2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5" draw:layer="layout" svg:width="5.183cm" svg:height="1.54cm" svg:x="17.377cm" svg:y="9.8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5" draw:layer="layout" svg:width="4.127cm" svg:height="1.54cm" svg:x="7.905cm" svg:y="9.7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1" draw:layer="layout" svg:width="2.157cm" svg:height="0.962cm" svg:x="-1.109cm" svg:y="11.685cm">
          <draw:text-box>
            <text:p>Peg 1</text:p>
          </draw:text-box>
        </draw:frame>
        <draw:frame draw:style-name="gr4" draw:text-style-name="P11" draw:layer="layout" svg:width="2.157cm" svg:height="0.962cm" svg:x="8.899cm" svg:y="11.685cm">
          <draw:text-box>
            <text:p>Peg 2</text:p>
          </draw:text-box>
        </draw:frame>
        <draw:frame draw:style-name="gr4" draw:text-style-name="P11" draw:layer="layout" svg:width="2.157cm" svg:height="0.962cm" svg:x="18.882cm" svg:y="11.685cm">
          <draw:text-box>
            <text:p>Peg 3</text:p>
          </draw:text-box>
        </draw:frame>
        <draw:custom-shape draw:style-name="gr23" draw:text-style-name="P15" draw:layer="layout" svg:width="2.857cm" svg:height="1.54cm" svg:x="-1.459cm" svg:y="6.0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7" draw:text-style-name="P14" draw:layer="layout" svg:width="0.953cm" svg:height="8.458cm" svg:x="19.484cm" svg:y="1.622cm">
          <text:p/>
          <draw:enhanced-geometry svg:viewBox="0 0 88 21600" draw:glue-points="44 ?f6 44 0 0 10800 44 21600 88 10800" draw:text-areas="0 ?f6 88 ?f3" draw:mirror-horizontal="false" draw:mirror-vertical="false" draw:type="can" draw:modifiers="464.2448312113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" draw:text-style-name="P14" draw:layer="layout" svg:width="0.953cm" svg:height="8.331cm" svg:x="9.501cm" svg:y="1.621cm">
          <text:p/>
          <draw:enhanced-geometry svg:viewBox="0 0 88 21600" draw:glue-points="44 ?f6 44 0 0 10800 44 21600 88 10800" draw:text-areas="0 ?f6 88 ?f3" draw:type="can" draw:modifiers="531.724387595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14" draw:layer="layout" svg:width="0.953cm" svg:height="4.597cm" svg:x="-0.508cm" svg:y="1.62cm">
          <text:p/>
          <draw:enhanced-geometry svg:viewBox="0 0 88 21600" draw:glue-points="44 ?f6 44 0 0 10800 44 21600 88 10800" draw:text-areas="0 ?f6 88 ?f3" draw:mirror-horizontal="false" draw:mirror-vertical="false" draw:type="can" draw:modifiers="686.83396356136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5" draw:layer="layout" svg:width="8.573cm" svg:height="1.54cm" svg:x="-4.318cm" svg:y="22.6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5" draw:layer="layout" svg:width="7.303cm" svg:height="1.54cm" svg:x="-3.683cm" svg:y="21.4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3cm" svg:height="1.54cm" svg:x="-3.181cm" svg:y="20.2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5" draw:layer="layout" svg:width="5.183cm" svg:height="1.54cm" svg:x="17.377cm" svg:y="22.8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5" draw:layer="layout" svg:width="4.127cm" svg:height="1.54cm" svg:x="17.905cm" svg:y="21.5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1" draw:layer="layout" svg:width="2.157cm" svg:height="0.962cm" svg:x="-1.109cm" svg:y="24.685cm">
          <draw:text-box>
            <text:p>Peg 1</text:p>
          </draw:text-box>
        </draw:frame>
        <draw:frame draw:style-name="gr4" draw:text-style-name="P11" draw:layer="layout" svg:width="2.157cm" svg:height="0.962cm" svg:x="8.899cm" svg:y="24.685cm">
          <draw:text-box>
            <text:p>Peg 2</text:p>
          </draw:text-box>
        </draw:frame>
        <draw:frame draw:style-name="gr4" draw:text-style-name="P11" draw:layer="layout" svg:width="2.157cm" svg:height="0.962cm" svg:x="18.882cm" svg:y="24.685cm">
          <draw:text-box>
            <text:p>Peg 3</text:p>
          </draw:text-box>
        </draw:frame>
        <draw:custom-shape draw:style-name="gr23" draw:text-style-name="P15" draw:layer="layout" svg:width="2.857cm" svg:height="1.54cm" svg:x="-1.459cm" svg:y="19.0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4" draw:layer="layout" svg:width="0.953cm" svg:height="7.137cm" svg:x="19.484cm" svg:y="14.622cm">
          <text:p/>
          <draw:enhanced-geometry svg:viewBox="0 0 88 21600" draw:glue-points="44 ?f6 44 0 0 10800 44 21600 88 10800" draw:text-areas="0 ?f6 88 ?f3" draw:mirror-horizontal="false" draw:mirror-vertical="false" draw:type="can" draw:modifiers="464.2448312113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0" draw:text-style-name="P14" draw:layer="layout" svg:width="0.953cm" svg:height="9.5cm" svg:x="9.501cm" svg:y="14.621cm">
          <text:p/>
          <draw:enhanced-geometry svg:viewBox="0 0 88 21600" draw:glue-points="44 ?f6 44 0 0 10800 44 21600 88 10800" draw:text-areas="0 ?f6 88 ?f3" draw:type="can" draw:modifiers="531.724387595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14" draw:layer="layout" svg:width="0.953cm" svg:height="4.597cm" svg:x="-0.508cm" svg:y="14.62cm">
          <text:p/>
          <draw:enhanced-geometry svg:viewBox="0 0 88 21600" draw:glue-points="44 ?f6 44 0 0 10800 44 21600 88 10800" draw:text-areas="0 ?f6 88 ?f3" draw:mirror-horizontal="false" draw:mirror-vertical="false" draw:type="can" draw:modifiers="686.83396356136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  <draw:page draw:name="page6" draw:style-name="dp1" draw:master-page-name="Default">
        <draw:custom-shape draw:style-name="gr18" draw:text-style-name="P15" draw:layer="layout" svg:width="8.573cm" svg:height="1.54cm" svg:x="2.682cm" svg:y="9.6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5" draw:layer="layout" svg:width="7.303cm" svg:height="1.54cm" svg:x="3.317cm" svg:y="8.4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3cm" svg:height="1.54cm" svg:x="3.819cm" svg:y="7.2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5" draw:layer="layout" svg:width="5.183cm" svg:height="1.54cm" svg:x="24.377cm" svg:y="9.8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5" draw:layer="layout" svg:width="4.127cm" svg:height="1.54cm" svg:x="24.905cm" svg:y="8.5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1" draw:layer="layout" svg:width="2.157cm" svg:height="0.962cm" svg:x="5.891cm" svg:y="11.685cm">
          <draw:text-box>
            <text:p>Peg 1</text:p>
          </draw:text-box>
        </draw:frame>
        <draw:frame draw:style-name="gr4" draw:text-style-name="P11" draw:layer="layout" svg:width="2.157cm" svg:height="0.962cm" svg:x="15.899cm" svg:y="11.685cm">
          <draw:text-box>
            <text:p>Peg 2</text:p>
          </draw:text-box>
        </draw:frame>
        <draw:frame draw:style-name="gr4" draw:text-style-name="P11" draw:layer="layout" svg:width="2.157cm" svg:height="0.962cm" svg:x="25.882cm" svg:y="11.685cm">
          <draw:text-box>
            <text:p>Peg 3</text:p>
          </draw:text-box>
        </draw:frame>
        <draw:custom-shape draw:style-name="gr23" draw:text-style-name="P15" draw:layer="layout" svg:width="2.857cm" svg:height="1.54cm" svg:x="25.541cm" svg:y="7.2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1" draw:text-style-name="P14" draw:layer="layout" svg:width="0.953cm" svg:height="5.817cm" svg:x="26.484cm" svg:y="1.622cm">
          <text:p/>
          <draw:enhanced-geometry svg:viewBox="0 0 88 21600" draw:glue-points="44 ?f6 44 0 0 10800 44 21600 88 10800" draw:text-areas="0 ?f6 88 ?f3" draw:mirror-horizontal="false" draw:mirror-vertical="false" draw:type="can" draw:modifiers="464.2448312113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0" draw:text-style-name="P14" draw:layer="layout" svg:width="0.953cm" svg:height="9.5cm" svg:x="16.501cm" svg:y="1.621cm">
          <text:p/>
          <draw:enhanced-geometry svg:viewBox="0 0 88 21600" draw:glue-points="44 ?f6 44 0 0 10800 44 21600 88 10800" draw:text-areas="0 ?f6 88 ?f3" draw:type="can" draw:modifiers="531.724387595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14" draw:layer="layout" svg:width="0.953cm" svg:height="5.766cm" svg:x="6.492cm" svg:y="1.62cm">
          <text:p/>
          <draw:enhanced-geometry svg:viewBox="0 0 88 21600" draw:glue-points="44 ?f6 44 0 0 10800 44 21600 88 10800" draw:text-areas="0 ?f6 88 ?f3" draw:mirror-horizontal="false" draw:mirror-vertical="false" draw:type="can" draw:modifiers="686.83396356136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5" draw:layer="layout" svg:width="8.573cm" svg:height="1.54cm" svg:x="2.682cm" svg:y="23.6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5" draw:layer="layout" svg:width="7.303cm" svg:height="1.54cm" svg:x="3.317cm" svg:y="22.4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3cm" svg:height="1.54cm" svg:x="13.819cm" svg:y="23.5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5" draw:layer="layout" svg:width="5.183cm" svg:height="1.54cm" svg:x="24.377cm" svg:y="23.8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5" draw:layer="layout" svg:width="4.127cm" svg:height="1.54cm" svg:x="24.905cm" svg:y="22.5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1" draw:layer="layout" svg:width="2.157cm" svg:height="0.962cm" svg:x="5.891cm" svg:y="25.685cm">
          <draw:text-box>
            <text:p>Peg 1</text:p>
          </draw:text-box>
        </draw:frame>
        <draw:frame draw:style-name="gr4" draw:text-style-name="P11" draw:layer="layout" svg:width="2.157cm" svg:height="0.962cm" svg:x="15.899cm" svg:y="25.685cm">
          <draw:text-box>
            <text:p>Peg 2</text:p>
          </draw:text-box>
        </draw:frame>
        <draw:frame draw:style-name="gr4" draw:text-style-name="P11" draw:layer="layout" svg:width="2.157cm" svg:height="0.962cm" svg:x="25.882cm" svg:y="25.685cm">
          <draw:text-box>
            <text:p>Peg 3</text:p>
          </draw:text-box>
        </draw:frame>
        <draw:custom-shape draw:style-name="gr23" draw:text-style-name="P15" draw:layer="layout" svg:width="2.857cm" svg:height="1.54cm" svg:x="25.541cm" svg:y="21.2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1" draw:text-style-name="P14" draw:layer="layout" svg:width="0.953cm" svg:height="5.817cm" svg:x="26.484cm" svg:y="15.622cm">
          <text:p/>
          <draw:enhanced-geometry svg:viewBox="0 0 88 21600" draw:glue-points="44 ?f6 44 0 0 10800 44 21600 88 10800" draw:text-areas="0 ?f6 88 ?f3" draw:mirror-horizontal="false" draw:mirror-vertical="false" draw:type="can" draw:modifiers="464.2448312113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3" draw:text-style-name="P14" draw:layer="layout" svg:width="0.953cm" svg:height="8.128cm" svg:x="16.501cm" svg:y="15.621cm">
          <text:p/>
          <draw:enhanced-geometry svg:viewBox="0 0 88 21600" draw:glue-points="44 ?f6 44 0 0 10800 44 21600 88 10800" draw:text-areas="0 ?f6 88 ?f3" draw:type="can" draw:modifiers="531.724387595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14" draw:layer="layout" svg:width="0.953cm" svg:height="6.985cm" svg:x="6.492cm" svg:y="15.62cm">
          <text:p/>
          <draw:enhanced-geometry svg:viewBox="0 0 88 21600" draw:glue-points="44 ?f6 44 0 0 10800 44 21600 88 10800" draw:text-areas="0 ?f6 88 ?f3" draw:mirror-horizontal="false" draw:mirror-vertical="false" draw:type="can" draw:modifiers="686.83396356136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  <draw:page draw:name="page7" draw:style-name="dp1" draw:master-page-name="Default">
        <draw:custom-shape draw:style-name="gr25" draw:text-style-name="P14" draw:layer="layout" svg:width="0.953cm" svg:height="9.524cm" svg:x="20.501cm" svg:y="3.621cm">
          <text:p/>
          <draw:enhanced-geometry svg:viewBox="0 0 88 21600" draw:glue-points="44 ?f6 44 0 0 10800 44 21600 88 10800" draw:text-areas="0 ?f6 88 ?f3" draw:type="can" draw:modifiers="342.42519685039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5" draw:layer="layout" svg:width="8.573cm" svg:height="1.54cm" svg:x="6.682cm" svg:y="11.6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5" draw:layer="layout" svg:width="7.303cm" svg:height="1.54cm" svg:x="7.317cm" svg:y="10.4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3cm" svg:height="1.54cm" svg:x="7.819cm" svg:y="9.2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5" draw:layer="layout" svg:width="5.183cm" svg:height="1.54cm" svg:x="8.377cm" svg:y="8.0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5" draw:layer="layout" svg:width="4.127cm" svg:height="1.54cm" svg:x="8.905cm" svg:y="6.8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5" draw:layer="layout" svg:width="2.857cm" svg:height="1.54cm" svg:x="9.54cm" svg:y="5.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14" draw:layer="layout" svg:width="0.953cm" svg:height="2.222cm" svg:x="10.492cm" svg:y="3.62cm">
          <text:p/>
          <draw:enhanced-geometry svg:viewBox="0 0 88 21600" draw:glue-points="44 ?f6 44 0 0 10800 44 21600 88 10800" draw:text-areas="0 ?f6 88 ?f3" draw:mirror-horizontal="false" draw:mirror-vertical="false" draw:type="can" draw:modifiers="1317.9805137289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4" draw:layer="layout" svg:width="0.953cm" svg:height="9.524cm" svg:x="30.484cm" svg:y="3.622cm">
          <text:p/>
          <draw:enhanced-geometry svg:viewBox="0 0 88 21600" draw:glue-points="44 ?f6 44 0 0 10800 44 21600 88 10800" draw:text-areas="0 ?f6 88 ?f3" draw:mirror-horizontal="false" draw:mirror-vertical="false" draw:type="can" draw:modifiers="342.42519685039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1" draw:layer="layout" svg:width="2.157cm" svg:height="0.962cm" svg:x="9.891cm" svg:y="13.685cm">
          <draw:text-box>
            <text:p>Peg 1</text:p>
          </draw:text-box>
        </draw:frame>
        <draw:frame draw:style-name="gr4" draw:text-style-name="P11" draw:layer="layout" svg:width="2.157cm" svg:height="0.962cm" svg:x="19.899cm" svg:y="13.685cm">
          <draw:text-box>
            <text:p>Peg 2</text:p>
          </draw:text-box>
        </draw:frame>
        <draw:frame draw:style-name="gr4" draw:text-style-name="P11" draw:layer="layout" svg:width="2.157cm" svg:height="0.962cm" svg:x="29.882cm" svg:y="13.685cm">
          <draw:text-box>
            <text:p>Peg 3</text:p>
          </draw:text-box>
        </draw:frame>
        <draw:custom-shape draw:style-name="gr25" draw:text-style-name="P14" draw:layer="layout" svg:width="0.953cm" svg:height="9.524cm" svg:x="20.501cm" svg:y="16.221cm">
          <text:p/>
          <draw:enhanced-geometry svg:viewBox="0 0 88 21600" draw:glue-points="44 ?f6 44 0 0 10800 44 21600 88 10800" draw:text-areas="0 ?f6 88 ?f3" draw:type="can" draw:modifiers="342.42519685039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5" draw:layer="layout" svg:width="8.573cm" svg:height="1.54cm" svg:x="6.682cm" svg:y="24.2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5" draw:layer="layout" svg:width="7.303cm" svg:height="1.54cm" svg:x="7.317cm" svg:y="23.0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3cm" svg:height="1.54cm" svg:x="7.819cm" svg:y="21.8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5" draw:layer="layout" svg:width="5.183cm" svg:height="1.54cm" svg:x="8.377cm" svg:y="20.6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5" draw:layer="layout" svg:width="4.127cm" svg:height="1.54cm" svg:x="8.905cm" svg:y="19.4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4" draw:layer="layout" svg:width="0.953cm" svg:height="3.404cm" svg:x="10.492cm" svg:y="16.22cm">
          <text:p/>
          <draw:enhanced-geometry svg:viewBox="0 0 88 21600" draw:glue-points="44 ?f6 44 0 0 10800 44 21600 88 10800" draw:text-areas="0 ?f6 88 ?f3" draw:mirror-horizontal="false" draw:mirror-vertical="false" draw:type="can" draw:modifiers="1317.9805137289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1" draw:layer="layout" svg:width="2.157cm" svg:height="0.962cm" svg:x="9.891cm" svg:y="26.285cm">
          <draw:text-box>
            <text:p>Peg 1</text:p>
          </draw:text-box>
        </draw:frame>
        <draw:frame draw:style-name="gr4" draw:text-style-name="P11" draw:layer="layout" svg:width="2.157cm" svg:height="0.962cm" svg:x="19.899cm" svg:y="26.285cm">
          <draw:text-box>
            <text:p>Peg 2</text:p>
          </draw:text-box>
        </draw:frame>
        <draw:frame draw:style-name="gr4" draw:text-style-name="P11" draw:layer="layout" svg:width="2.157cm" svg:height="0.962cm" svg:x="29.882cm" svg:y="26.285cm">
          <draw:text-box>
            <text:p>Peg 3</text:p>
          </draw:text-box>
        </draw:frame>
        <draw:custom-shape draw:style-name="gr23" draw:text-style-name="P15" draw:layer="layout" svg:width="2.857cm" svg:height="1.54cm" svg:x="29.541cm" svg:y="24.5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14" draw:layer="layout" svg:width="0.953cm" svg:height="8.56cm" svg:x="30.484cm" svg:y="16.222cm">
          <text:p/>
          <draw:enhanced-geometry svg:viewBox="0 0 88 21600" draw:glue-points="44 ?f6 44 0 0 10800 44 21600 88 10800" draw:text-areas="0 ?f6 88 ?f3" draw:mirror-horizontal="false" draw:mirror-vertical="false" draw:type="can" draw:modifiers="464.2448312113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5" draw:layer="layout" svg:width="8.573cm" svg:height="1.54cm" svg:x="6.682cm" svg:y="37.2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5" draw:layer="layout" svg:width="7.303cm" svg:height="1.54cm" svg:x="7.317cm" svg:y="36.0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3cm" svg:height="1.54cm" svg:x="7.819cm" svg:y="34.8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5" draw:layer="layout" svg:width="5.183cm" svg:height="1.54cm" svg:x="8.377cm" svg:y="33.6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5" draw:layer="layout" svg:width="4.127cm" svg:height="1.54cm" svg:x="18.905cm" svg:y="37.3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14" draw:layer="layout" svg:width="0.953cm" svg:height="4.699cm" svg:x="10.492cm" svg:y="29.22cm">
          <text:p/>
          <draw:enhanced-geometry svg:viewBox="0 0 88 21600" draw:glue-points="44 ?f6 44 0 0 10800 44 21600 88 10800" draw:text-areas="0 ?f6 88 ?f3" draw:mirror-horizontal="false" draw:mirror-vertical="false" draw:type="can" draw:modifiers="946.72340425531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1" draw:layer="layout" svg:width="2.157cm" svg:height="0.962cm" svg:x="9.891cm" svg:y="39.285cm">
          <draw:text-box>
            <text:p>Peg 1</text:p>
          </draw:text-box>
        </draw:frame>
        <draw:frame draw:style-name="gr4" draw:text-style-name="P11" draw:layer="layout" svg:width="2.157cm" svg:height="0.962cm" svg:x="19.899cm" svg:y="39.285cm">
          <draw:text-box>
            <text:p>Peg 2</text:p>
          </draw:text-box>
        </draw:frame>
        <draw:frame draw:style-name="gr4" draw:text-style-name="P11" draw:layer="layout" svg:width="2.157cm" svg:height="0.962cm" svg:x="29.882cm" svg:y="39.285cm">
          <draw:text-box>
            <text:p>Peg 3</text:p>
          </draw:text-box>
        </draw:frame>
        <draw:custom-shape draw:style-name="gr23" draw:text-style-name="P15" draw:layer="layout" svg:width="2.857cm" svg:height="1.54cm" svg:x="29.541cm" svg:y="37.5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14" draw:layer="layout" svg:width="0.953cm" svg:height="8.56cm" svg:x="30.484cm" svg:y="29.222cm">
          <text:p/>
          <draw:enhanced-geometry svg:viewBox="0 0 88 21600" draw:glue-points="44 ?f6 44 0 0 10800 44 21600 88 10800" draw:text-areas="0 ?f6 88 ?f3" draw:mirror-horizontal="false" draw:mirror-vertical="false" draw:type="can" draw:modifiers="464.2448312113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" draw:text-style-name="P14" draw:layer="layout" svg:width="0.953cm" svg:height="8.331cm" svg:x="20.501cm" svg:y="29.221cm">
          <text:p/>
          <draw:enhanced-geometry svg:viewBox="0 0 88 21600" draw:glue-points="44 ?f6 44 0 0 10800 44 21600 88 10800" draw:text-areas="0 ?f6 88 ?f3" draw:type="can" draw:modifiers="531.724387595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5" draw:layer="layout" svg:width="8.573cm" svg:height="1.54cm" svg:x="37.482cm" svg:y="11.6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5" draw:layer="layout" svg:width="7.303cm" svg:height="1.54cm" svg:x="38.117cm" svg:y="10.4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3cm" svg:height="1.54cm" svg:x="38.619cm" svg:y="9.2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5" draw:layer="layout" svg:width="5.183cm" svg:height="1.54cm" svg:x="39.177cm" svg:y="8.0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5" draw:layer="layout" svg:width="4.127cm" svg:height="1.54cm" svg:x="49.705cm" svg:y="11.7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14" draw:layer="layout" svg:width="0.953cm" svg:height="4.699cm" svg:x="41.292cm" svg:y="3.62cm">
          <text:p/>
          <draw:enhanced-geometry svg:viewBox="0 0 88 21600" draw:glue-points="44 ?f6 44 0 0 10800 44 21600 88 10800" draw:text-areas="0 ?f6 88 ?f3" draw:mirror-horizontal="false" draw:mirror-vertical="false" draw:type="can" draw:modifiers="946.72340425531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1" draw:layer="layout" svg:width="2.157cm" svg:height="0.962cm" svg:x="40.691cm" svg:y="13.685cm">
          <draw:text-box>
            <text:p>Peg 1</text:p>
          </draw:text-box>
        </draw:frame>
        <draw:frame draw:style-name="gr4" draw:text-style-name="P11" draw:layer="layout" svg:width="2.157cm" svg:height="0.962cm" svg:x="50.699cm" svg:y="13.685cm">
          <draw:text-box>
            <text:p>Peg 2</text:p>
          </draw:text-box>
        </draw:frame>
        <draw:frame draw:style-name="gr4" draw:text-style-name="P11" draw:layer="layout" svg:width="2.157cm" svg:height="0.962cm" svg:x="60.682cm" svg:y="13.685cm">
          <draw:text-box>
            <text:p>Peg 3</text:p>
          </draw:text-box>
        </draw:frame>
        <draw:custom-shape draw:style-name="gr23" draw:text-style-name="P15" draw:layer="layout" svg:width="2.857cm" svg:height="1.54cm" svg:x="50.341cm" svg:y="10.4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14" draw:layer="layout" svg:width="0.953cm" svg:height="9.83cm" svg:x="61.284cm" svg:y="3.622cm">
          <text:p/>
          <draw:enhanced-geometry svg:viewBox="0 0 88 21600" draw:glue-points="44 ?f6 44 0 0 10800 44 21600 88 10800" draw:text-areas="0 ?f6 88 ?f3" draw:mirror-horizontal="false" draw:mirror-vertical="false" draw:type="can" draw:modifiers="464.2448312113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5" draw:text-style-name="P14" draw:layer="layout" svg:width="0.953cm" svg:height="7.01cm" svg:x="51.301cm" svg:y="3.621cm">
          <text:p/>
          <draw:enhanced-geometry svg:viewBox="0 0 88 21600" draw:glue-points="44 ?f6 44 0 0 10800 44 21600 88 10800" draw:text-areas="0 ?f6 88 ?f3" draw:type="can" draw:modifiers="531.724387595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5" draw:layer="layout" svg:width="8.573cm" svg:height="1.54cm" svg:x="37.482cm" svg:y="24.2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5" draw:layer="layout" svg:width="7.303cm" svg:height="1.54cm" svg:x="38.117cm" svg:y="23.0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3cm" svg:height="1.54cm" svg:x="38.619cm" svg:y="21.8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5" draw:layer="layout" svg:width="5.183cm" svg:height="1.54cm" svg:x="59.177cm" svg:y="24.4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5" draw:layer="layout" svg:width="4.127cm" svg:height="1.54cm" svg:x="49.705cm" svg:y="24.3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14" draw:layer="layout" svg:width="0.953cm" svg:height="5.817cm" svg:x="41.292cm" svg:y="16.22cm">
          <text:p/>
          <draw:enhanced-geometry svg:viewBox="0 0 88 21600" draw:glue-points="44 ?f6 44 0 0 10800 44 21600 88 10800" draw:text-areas="0 ?f6 88 ?f3" draw:mirror-horizontal="false" draw:mirror-vertical="false" draw:type="can" draw:modifiers="686.83396356136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1" draw:layer="layout" svg:width="2.157cm" svg:height="0.962cm" svg:x="40.691cm" svg:y="26.285cm">
          <draw:text-box>
            <text:p>Peg 1</text:p>
          </draw:text-box>
        </draw:frame>
        <draw:frame draw:style-name="gr4" draw:text-style-name="P11" draw:layer="layout" svg:width="2.157cm" svg:height="0.962cm" svg:x="50.699cm" svg:y="26.285cm">
          <draw:text-box>
            <text:p>Peg 2</text:p>
          </draw:text-box>
        </draw:frame>
        <draw:frame draw:style-name="gr4" draw:text-style-name="P11" draw:layer="layout" svg:width="2.157cm" svg:height="0.962cm" svg:x="60.682cm" svg:y="26.285cm">
          <draw:text-box>
            <text:p>Peg 3</text:p>
          </draw:text-box>
        </draw:frame>
        <draw:custom-shape draw:style-name="gr23" draw:text-style-name="P15" draw:layer="layout" svg:width="2.857cm" svg:height="1.54cm" svg:x="50.341cm" svg:y="23.0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7" draw:text-style-name="P14" draw:layer="layout" svg:width="0.953cm" svg:height="8.458cm" svg:x="61.284cm" svg:y="16.222cm">
          <text:p/>
          <draw:enhanced-geometry svg:viewBox="0 0 88 21600" draw:glue-points="44 ?f6 44 0 0 10800 44 21600 88 10800" draw:text-areas="0 ?f6 88 ?f3" draw:mirror-horizontal="false" draw:mirror-vertical="false" draw:type="can" draw:modifiers="464.2448312113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5" draw:text-style-name="P14" draw:layer="layout" svg:width="0.953cm" svg:height="7.01cm" svg:x="51.301cm" svg:y="16.221cm">
          <text:p/>
          <draw:enhanced-geometry svg:viewBox="0 0 88 21600" draw:glue-points="44 ?f6 44 0 0 10800 44 21600 88 10800" draw:text-areas="0 ?f6 88 ?f3" draw:type="can" draw:modifiers="531.724387595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5" draw:layer="layout" svg:width="8.573cm" svg:height="1.54cm" svg:x="37.382cm" svg:y="37.2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5" draw:layer="layout" svg:width="7.303cm" svg:height="1.54cm" svg:x="38.017cm" svg:y="36.0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3cm" svg:height="1.54cm" svg:x="38.519cm" svg:y="34.8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5" draw:layer="layout" svg:width="5.183cm" svg:height="1.54cm" svg:x="59.077cm" svg:y="37.4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5" draw:layer="layout" svg:width="4.127cm" svg:height="1.54cm" svg:x="49.605cm" svg:y="37.3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1" draw:layer="layout" svg:width="2.157cm" svg:height="0.962cm" svg:x="40.591cm" svg:y="39.285cm">
          <draw:text-box>
            <text:p>Peg 1</text:p>
          </draw:text-box>
        </draw:frame>
        <draw:frame draw:style-name="gr4" draw:text-style-name="P11" draw:layer="layout" svg:width="2.157cm" svg:height="0.962cm" svg:x="50.599cm" svg:y="39.285cm">
          <draw:text-box>
            <text:p>Peg 2</text:p>
          </draw:text-box>
        </draw:frame>
        <draw:frame draw:style-name="gr4" draw:text-style-name="P11" draw:layer="layout" svg:width="2.157cm" svg:height="0.962cm" svg:x="60.582cm" svg:y="39.285cm">
          <draw:text-box>
            <text:p>Peg 3</text:p>
          </draw:text-box>
        </draw:frame>
        <draw:custom-shape draw:style-name="gr23" draw:text-style-name="P15" draw:layer="layout" svg:width="2.857cm" svg:height="1.54cm" svg:x="40.241cm" svg:y="33.6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7" draw:text-style-name="P14" draw:layer="layout" svg:width="0.953cm" svg:height="8.458cm" svg:x="61.184cm" svg:y="29.222cm">
          <text:p/>
          <draw:enhanced-geometry svg:viewBox="0 0 88 21600" draw:glue-points="44 ?f6 44 0 0 10800 44 21600 88 10800" draw:text-areas="0 ?f6 88 ?f3" draw:mirror-horizontal="false" draw:mirror-vertical="false" draw:type="can" draw:modifiers="464.2448312113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" draw:text-style-name="P14" draw:layer="layout" svg:width="0.953cm" svg:height="8.331cm" svg:x="51.201cm" svg:y="29.221cm">
          <text:p/>
          <draw:enhanced-geometry svg:viewBox="0 0 88 21600" draw:glue-points="44 ?f6 44 0 0 10800 44 21600 88 10800" draw:text-areas="0 ?f6 88 ?f3" draw:type="can" draw:modifiers="531.724387595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14" draw:layer="layout" svg:width="0.953cm" svg:height="4.597cm" svg:x="41.192cm" svg:y="29.22cm">
          <text:p/>
          <draw:enhanced-geometry svg:viewBox="0 0 88 21600" draw:glue-points="44 ?f6 44 0 0 10800 44 21600 88 10800" draw:text-areas="0 ?f6 88 ?f3" draw:mirror-horizontal="false" draw:mirror-vertical="false" draw:type="can" draw:modifiers="686.83396356136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5" draw:layer="layout" svg:width="8.573cm" svg:height="1.54cm" svg:x="69.782cm" svg:y="11.6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5" draw:layer="layout" svg:width="7.303cm" svg:height="1.54cm" svg:x="70.417cm" svg:y="10.4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3cm" svg:height="1.54cm" svg:x="70.919cm" svg:y="9.2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5" draw:layer="layout" svg:width="5.183cm" svg:height="1.54cm" svg:x="91.477cm" svg:y="11.8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5" draw:layer="layout" svg:width="4.127cm" svg:height="1.54cm" svg:x="92.005cm" svg:y="10.5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1" draw:layer="layout" svg:width="2.157cm" svg:height="0.962cm" svg:x="72.991cm" svg:y="13.685cm">
          <draw:text-box>
            <text:p>Peg 1</text:p>
          </draw:text-box>
        </draw:frame>
        <draw:frame draw:style-name="gr4" draw:text-style-name="P11" draw:layer="layout" svg:width="2.157cm" svg:height="0.962cm" svg:x="82.999cm" svg:y="13.685cm">
          <draw:text-box>
            <text:p>Peg 2</text:p>
          </draw:text-box>
        </draw:frame>
        <draw:frame draw:style-name="gr4" draw:text-style-name="P11" draw:layer="layout" svg:width="2.157cm" svg:height="0.962cm" svg:x="92.982cm" svg:y="13.685cm">
          <draw:text-box>
            <text:p>Peg 3</text:p>
          </draw:text-box>
        </draw:frame>
        <draw:custom-shape draw:style-name="gr23" draw:text-style-name="P15" draw:layer="layout" svg:width="2.857cm" svg:height="1.54cm" svg:x="72.641cm" svg:y="8.0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4" draw:layer="layout" svg:width="0.953cm" svg:height="7.137cm" svg:x="93.584cm" svg:y="3.622cm">
          <text:p/>
          <draw:enhanced-geometry svg:viewBox="0 0 88 21600" draw:glue-points="44 ?f6 44 0 0 10800 44 21600 88 10800" draw:text-areas="0 ?f6 88 ?f3" draw:mirror-horizontal="false" draw:mirror-vertical="false" draw:type="can" draw:modifiers="464.2448312113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0" draw:text-style-name="P14" draw:layer="layout" svg:width="0.953cm" svg:height="9.5cm" svg:x="83.601cm" svg:y="3.621cm">
          <text:p/>
          <draw:enhanced-geometry svg:viewBox="0 0 88 21600" draw:glue-points="44 ?f6 44 0 0 10800 44 21600 88 10800" draw:text-areas="0 ?f6 88 ?f3" draw:type="can" draw:modifiers="531.724387595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14" draw:layer="layout" svg:width="0.953cm" svg:height="4.597cm" svg:x="73.592cm" svg:y="3.62cm">
          <text:p/>
          <draw:enhanced-geometry svg:viewBox="0 0 88 21600" draw:glue-points="44 ?f6 44 0 0 10800 44 21600 88 10800" draw:text-areas="0 ?f6 88 ?f3" draw:mirror-horizontal="false" draw:mirror-vertical="false" draw:type="can" draw:modifiers="686.83396356136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5" draw:layer="layout" svg:width="8.573cm" svg:height="1.54cm" svg:x="69.783cm" svg:y="24.2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5" draw:layer="layout" svg:width="7.303cm" svg:height="1.54cm" svg:x="70.418cm" svg:y="23.0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3cm" svg:height="1.54cm" svg:x="70.92cm" svg:y="21.8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5" draw:layer="layout" svg:width="5.183cm" svg:height="1.54cm" svg:x="91.478cm" svg:y="24.4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5" draw:layer="layout" svg:width="4.127cm" svg:height="1.54cm" svg:x="92.006cm" svg:y="23.1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1" draw:layer="layout" svg:width="2.157cm" svg:height="0.962cm" svg:x="72.992cm" svg:y="26.285cm">
          <draw:text-box>
            <text:p>Peg 1</text:p>
          </draw:text-box>
        </draw:frame>
        <draw:frame draw:style-name="gr4" draw:text-style-name="P11" draw:layer="layout" svg:width="2.157cm" svg:height="0.962cm" svg:x="83cm" svg:y="26.285cm">
          <draw:text-box>
            <text:p>Peg 2</text:p>
          </draw:text-box>
        </draw:frame>
        <draw:frame draw:style-name="gr4" draw:text-style-name="P11" draw:layer="layout" svg:width="2.157cm" svg:height="0.962cm" svg:x="92.983cm" svg:y="26.285cm">
          <draw:text-box>
            <text:p>Peg 3</text:p>
          </draw:text-box>
        </draw:frame>
        <draw:custom-shape draw:style-name="gr23" draw:text-style-name="P15" draw:layer="layout" svg:width="2.857cm" svg:height="1.54cm" svg:x="92.642cm" svg:y="21.8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1" draw:text-style-name="P14" draw:layer="layout" svg:width="0.953cm" svg:height="5.817cm" svg:x="93.585cm" svg:y="16.222cm">
          <text:p/>
          <draw:enhanced-geometry svg:viewBox="0 0 88 21600" draw:glue-points="44 ?f6 44 0 0 10800 44 21600 88 10800" draw:text-areas="0 ?f6 88 ?f3" draw:mirror-horizontal="false" draw:mirror-vertical="false" draw:type="can" draw:modifiers="464.2448312113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0" draw:text-style-name="P14" draw:layer="layout" svg:width="0.953cm" svg:height="9.5cm" svg:x="83.602cm" svg:y="16.221cm">
          <text:p/>
          <draw:enhanced-geometry svg:viewBox="0 0 88 21600" draw:glue-points="44 ?f6 44 0 0 10800 44 21600 88 10800" draw:text-areas="0 ?f6 88 ?f3" draw:type="can" draw:modifiers="531.724387595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14" draw:layer="layout" svg:width="0.953cm" svg:height="5.766cm" svg:x="73.593cm" svg:y="16.22cm">
          <text:p/>
          <draw:enhanced-geometry svg:viewBox="0 0 88 21600" draw:glue-points="44 ?f6 44 0 0 10800 44 21600 88 10800" draw:text-areas="0 ?f6 88 ?f3" draw:mirror-horizontal="false" draw:mirror-vertical="false" draw:type="can" draw:modifiers="686.83396356136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5" draw:layer="layout" svg:width="8.573cm" svg:height="1.54cm" svg:x="69.783cm" svg:y="37.3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5" draw:layer="layout" svg:width="7.303cm" svg:height="1.54cm" svg:x="70.418cm" svg:y="36.1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3cm" svg:height="1.54cm" svg:x="80.92cm" svg:y="37.2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5" draw:layer="layout" svg:width="5.183cm" svg:height="1.54cm" svg:x="91.478cm" svg:y="37.5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5" draw:layer="layout" svg:width="4.127cm" svg:height="1.54cm" svg:x="92.006cm" svg:y="36.2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1" draw:layer="layout" svg:width="2.157cm" svg:height="0.962cm" svg:x="72.992cm" svg:y="39.385cm">
          <draw:text-box>
            <text:p>Peg 1</text:p>
          </draw:text-box>
        </draw:frame>
        <draw:frame draw:style-name="gr4" draw:text-style-name="P11" draw:layer="layout" svg:width="2.157cm" svg:height="0.962cm" svg:x="83cm" svg:y="39.385cm">
          <draw:text-box>
            <text:p>Peg 2</text:p>
          </draw:text-box>
        </draw:frame>
        <draw:frame draw:style-name="gr4" draw:text-style-name="P11" draw:layer="layout" svg:width="2.157cm" svg:height="0.962cm" svg:x="92.983cm" svg:y="39.385cm">
          <draw:text-box>
            <text:p>Peg 3</text:p>
          </draw:text-box>
        </draw:frame>
        <draw:custom-shape draw:style-name="gr23" draw:text-style-name="P15" draw:layer="layout" svg:width="2.857cm" svg:height="1.54cm" svg:x="92.642cm" svg:y="34.9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1" draw:text-style-name="P14" draw:layer="layout" svg:width="0.953cm" svg:height="5.817cm" svg:x="93.585cm" svg:y="29.322cm">
          <text:p/>
          <draw:enhanced-geometry svg:viewBox="0 0 88 21600" draw:glue-points="44 ?f6 44 0 0 10800 44 21600 88 10800" draw:text-areas="0 ?f6 88 ?f3" draw:mirror-horizontal="false" draw:mirror-vertical="false" draw:type="can" draw:modifiers="464.2448312113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3" draw:text-style-name="P14" draw:layer="layout" svg:width="0.953cm" svg:height="8.128cm" svg:x="83.602cm" svg:y="29.321cm">
          <text:p/>
          <draw:enhanced-geometry svg:viewBox="0 0 88 21600" draw:glue-points="44 ?f6 44 0 0 10800 44 21600 88 10800" draw:text-areas="0 ?f6 88 ?f3" draw:type="can" draw:modifiers="531.724387595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14" draw:layer="layout" svg:width="0.953cm" svg:height="6.985cm" svg:x="73.593cm" svg:y="29.32cm">
          <text:p/>
          <draw:enhanced-geometry svg:viewBox="0 0 88 21600" draw:glue-points="44 ?f6 44 0 0 10800 44 21600 88 10800" draw:text-areas="0 ?f6 88 ?f3" draw:mirror-horizontal="false" draw:mirror-vertical="false" draw:type="can" draw:modifiers="686.83396356136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6" draw:text-style-name="P2" draw:layer="layout" svg:x1="34.972cm" svg:y1="1.952cm" svg:x2="34.972cm" svg:y2="41.005cm">
          <text:p/>
        </draw:line>
        <draw:line draw:style-name="gr46" draw:text-style-name="P2" draw:layer="layout" svg:x1="66.972cm" svg:y1="1.9cm" svg:x2="66.972cm" svg:y2="40.95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7cm" fo:page-height="1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0T16:54:57.752944288</meta:creation-date>
    <dc:date>2022-04-11T04:36:33.625985046</dc:date>
    <meta:editing-duration>PT43M23S</meta:editing-duration>
    <meta:editing-cycles>3</meta:editing-cycles>
    <meta:generator>LibreOffice/7.2.5.2$Linux_X86_64 LibreOffice_project/20$Build-2</meta:generator>
    <meta:document-statistic meta:object-count="389"/>
  </office:meta>
</office:document-meta>
</file>